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65.99pt"/>
    </style:style>
    <style:style style:name="co3" style:family="table-column">
      <style:table-column-properties fo:break-before="auto" style:column-width="64.6pt"/>
    </style:style>
    <style:style style:name="co4" style:family="table-column">
      <style:table-column-properties fo:break-before="auto" style:column-width="63.21pt"/>
    </style:style>
    <style:style style:name="co5" style:family="table-column">
      <style:table-column-properties fo:break-before="auto" style:column-width="125.69pt"/>
    </style:style>
    <style:style style:name="co6" style:family="table-column">
      <style:table-column-properties fo:break-before="auto" style:column-width="158.34pt"/>
    </style:style>
    <style:style style:name="co7" style:family="table-column">
      <style:table-column-properties fo:break-before="auto" style:column-width="170.84pt"/>
    </style:style>
    <style:style style:name="co8" style:family="table-column">
      <style:table-column-properties fo:break-before="auto" style:column-width="118.06pt"/>
    </style:style>
    <style:style style:name="co9" style:family="table-column">
      <style:table-column-properties fo:break-before="auto" style:column-width="99.35pt"/>
    </style:style>
    <style:style style:name="co10" style:family="table-column">
      <style:table-column-properties fo:break-before="auto" style:column-width="112.51pt"/>
    </style:style>
    <style:style style:name="co11" style:family="table-column">
      <style:table-column-properties fo:break-before="auto" style:column-width="85.44pt"/>
    </style:style>
    <style:style style:name="co12" style:family="table-column">
      <style:table-column-properties fo:break-before="auto" style:column-width="88.89pt"/>
    </style:style>
    <style:style style:name="co13" style:family="table-column">
      <style:table-column-properties fo:break-before="auto" style:column-width="48.6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7.26pt" fo:break-before="auto" style:use-optimal-row-height="false"/>
    </style:style>
    <style:style style:name="ta1" style:family="table" style:master-page-name="PageStyle_5f_Cw6">
      <style:table-properties table:display="true" style:writing-mode="lr-tb"/>
    </style:style>
    <style:style style:name="ta2" style:family="table" style:master-page-name="PageStyle_5f_Cw7">
      <style:table-properties table:display="true" style:writing-mode="lr-tb"/>
    </style:style>
    <style:style style:name="ta3" style:family="table" style:master-page-name="PageStyle_5f_Cw8">
      <style:table-properties table:display="true" style:writing-mode="lr-tb"/>
    </style:style>
    <style:style style:name="ta4" style:family="table" style:master-page-name="PageStyle_5f_Cw9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w6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Ua[V]</text:p>
          </table:table-cell>
          <table:table-cell table:style-name="ce1" office:value-type="string" calcext:value-type="string">
            <text:p>Uv[v]</text:p>
          </table:table-cell>
          <table:table-cell table:style-name="ce1" office:value-type="string" calcext:value-type="string">
            <text:p>I[A]</text:p>
          </table:table-cell>
          <table:table-cell table:style-name="ce1" office:value-type="string" calcext:value-type="string">
            <text:p>R[Ω]</text:p>
          </table:table-cell>
          <table:table-cell table:style-name="ce1" office:value-type="string" calcext:value-type="string">
            <text:p>R/r[]</text:p>
          </table:table-cell>
          <table:table-cell table:style-name="ce1" office:value-type="string" calcext:value-type="string">
            <text:p>Pu[W]</text:p>
          </table:table-cell>
          <table:table-cell table:style-name="ce1" office:value-type="string" calcext:value-type="string">
            <text:p>P[W]</text:p>
          </table:table-cell>
          <table:table-cell table:style-name="ce1" office:value-type="string" calcext:value-type="string">
            <text:p>n[]</text:p>
          </table:table-cell>
          <table:table-cell table:number-columns-repeated="1015"/>
        </table:table-row>
        <table:table-row table:style-name="ro3">
          <table:table-cell/>
          <table:table-cell table:style-name="ce1" office:value-type="float" office:value="0.0354" calcext:value-type="float">
            <text:p>0.0354</text:p>
          </table:table-cell>
          <table:table-cell table:style-name="ce1" office:value-type="float" office:value="0.2" calcext:value-type="float">
            <text:p>0.2</text:p>
          </table:table-cell>
          <table:table-cell table:style-name="ce2" table:formula="of:=[.B4]" office:value-type="float" office:value="0.0354" calcext:value-type="float">
            <text:p>0.0354</text:p>
          </table:table-cell>
          <table:table-cell table:style-name="ce3" table:formula="of:=[.C4]/[.D4]" office:value-type="float" office:value="5.64971751412429" calcext:value-type="float">
            <text:p>5.649718</text:p>
          </table:table-cell>
          <table:table-cell table:style-name="ce2" table:formula="of:=[.E4]/[.$K$35]" office:value-type="float" office:value="0.0255803450015071" calcext:value-type="float">
            <text:p>0.025580345001507</text:p>
          </table:table-cell>
          <table:table-cell table:style-name="ce2" table:formula="of:=[.D4]*[.D4]*[.E4]" office:value-type="float" office:value="0.00708" calcext:value-type="float">
            <text:p>0.00708</text:p>
          </table:table-cell>
          <table:table-cell table:style-name="ce2" table:formula="of:=([.$L$27]*[.$L$27])/([.E4]*[.$K$35])" office:value-type="float" office:value="0.0507409747785994" calcext:value-type="float">
            <text:p>0.050740974778599</text:p>
          </table:table-cell>
          <table:table-cell table:style-name="ce2" table:formula="of:=[.E4]/([.E4]+[.$K$35])" office:value-type="float" office:value="0.0249423120540298" calcext:value-type="float">
            <text:p>0.02494231205403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0.0343" calcext:value-type="float">
            <text:p>0.0343</text:p>
          </table:table-cell>
          <table:table-cell table:style-name="ce1" office:value-type="float" office:value="0.4" calcext:value-type="float">
            <text:p>0.4</text:p>
          </table:table-cell>
          <table:table-cell table:style-name="ce2" table:formula="of:=[.B5]" office:value-type="float" office:value="0.0343" calcext:value-type="float">
            <text:p>0.0343</text:p>
          </table:table-cell>
          <table:table-cell table:style-name="ce3" table:formula="of:=[.C5]/[.D5]" office:value-type="float" office:value="11.6618075801749" calcext:value-type="float">
            <text:p>11.661808</text:p>
          </table:table-cell>
          <table:table-cell table:style-name="ce2" table:formula="of:=[.E5]/[.$K$35]" office:value-type="float" office:value="0.0528014118398456" calcext:value-type="float">
            <text:p>0.052801411839846</text:p>
          </table:table-cell>
          <table:table-cell table:style-name="ce2" table:formula="of:=[.D5]*[.D5]*[.E5]" office:value-type="float" office:value="0.01372" calcext:value-type="float">
            <text:p>0.01372</text:p>
          </table:table-cell>
          <table:table-cell table:style-name="ce2" table:formula="of:=([.$L$27]*[.$L$27])/([.E5]*[.$K$35])" office:value-type="float" office:value="0.0245821389111011" calcext:value-type="float">
            <text:p>0.024582138911101</text:p>
          </table:table-cell>
          <table:table-cell table:style-name="ce2" table:formula="of:=[.E5]/([.E5]+[.$K$35])" office:value-type="float" office:value="0.0501532494600016" calcext:value-type="float">
            <text:p>0.050153249460002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0.0334" calcext:value-type="float">
            <text:p>0.0334</text:p>
          </table:table-cell>
          <table:table-cell table:style-name="ce1" office:value-type="float" office:value="0.6" calcext:value-type="float">
            <text:p>0.6</text:p>
          </table:table-cell>
          <table:table-cell table:style-name="ce2" table:formula="of:=[.B6]" office:value-type="float" office:value="0.0334" calcext:value-type="float">
            <text:p>0.0334</text:p>
          </table:table-cell>
          <table:table-cell table:style-name="ce3" table:formula="of:=[.C6]/[.D6]" office:value-type="float" office:value="17.9640718562874" calcext:value-type="float">
            <text:p>17.964072</text:p>
          </table:table-cell>
          <table:table-cell table:style-name="ce2" table:formula="of:=[.E6]/[.$K$35]" office:value-type="float" office:value="0.0813363065616784" calcext:value-type="float">
            <text:p>0.081336306561678</text:p>
          </table:table-cell>
          <table:table-cell table:style-name="ce2" table:formula="of:=[.D6]*[.D6]*[.E6]" office:value-type="float" office:value="0.02004" calcext:value-type="float">
            <text:p>0.02004</text:p>
          </table:table-cell>
          <table:table-cell table:style-name="ce2" table:formula="of:=([.$L$27]*[.$L$27])/([.E6]*[.$K$35])" office:value-type="float" office:value="0.0159580843465652" calcext:value-type="float">
            <text:p>0.015958084346565</text:p>
          </table:table-cell>
          <table:table-cell table:style-name="ce2" table:formula="of:=[.E6]/([.E6]+[.$K$35])" office:value-type="float" office:value="0.0752183257587117" calcext:value-type="float">
            <text:p>0.075218325758712</text:p>
          </table:table-cell>
          <table:table-cell table:number-columns-repeated="5"/>
          <table:table-cell table:style-name="ce2"/>
          <table:table-cell table:style-name="ce1" office:value-type="string" calcext:value-type="string">
            <text:p>Napięcie zasilacza ε [V]</text:p>
          </table:table-cell>
          <table:table-cell table:style-name="ce1" office:value-type="string" calcext:value-type="string">
            <text:p>Rezystancja wewnetrzna r [Ω]</text:p>
          </table:table-cell>
          <table:table-cell table:style-name="ce1" office:value-type="string" calcext:value-type="string">
            <text:p>Maksymalna moc użyteczna Pumax[W]</text:p>
          </table:table-cell>
          <table:table-cell/>
          <table:table-cell table:style-name="ce5" table:formula="of:=([.P7]^2 - 2*[.R7]*[.Q7] + [.P7]*SQRT([.P7]^2 - 4*[.R7]*[.Q7])) / (2*[.R7])" office:value-type="float" office:value="220.8616621" calcext:value-type="float">
            <text:p>220.8616621</text:p>
          </table:table-cell>
          <table:table-cell table:style-name="ce5" table:formula="of:=([.P7]^2 - 2*[.R7]*[.Q7] + [.P7]*SQRT([.P7]^2 - 4*[.R7]*[.Q7])) / (2*[.R7])" office:value-type="float" office:value="220.8616621" calcext:value-type="float">
            <text:p>220.8616621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float" office:value="0.0324" calcext:value-type="float">
            <text:p>0.0324</text:p>
          </table:table-cell>
          <table:table-cell table:style-name="ce1" office:value-type="float" office:value="0.8" calcext:value-type="float">
            <text:p>0.8</text:p>
          </table:table-cell>
          <table:table-cell table:style-name="ce2" table:formula="of:=[.B7]" office:value-type="float" office:value="0.0324" calcext:value-type="float">
            <text:p>0.0324</text:p>
          </table:table-cell>
          <table:table-cell table:style-name="ce3" table:formula="of:=[.C7]/[.D7]" office:value-type="float" office:value="24.6913580246914" calcext:value-type="float">
            <text:p>24.691358</text:p>
          </table:table-cell>
          <table:table-cell table:style-name="ce2" table:formula="of:=[.E7]/[.$K$35]" office:value-type="float" office:value="0.111795581858439" calcext:value-type="float">
            <text:p>0.111795581858439</text:p>
          </table:table-cell>
          <table:table-cell table:style-name="ce2" table:formula="of:=[.D7]*[.D7]*[.E7]" office:value-type="float" office:value="0.02592" calcext:value-type="float">
            <text:p>0.02592</text:p>
          </table:table-cell>
          <table:table-cell table:style-name="ce2" table:formula="of:=([.$L$27]*[.$L$27])/([.E7]*[.$K$35])" office:value-type="float" office:value="0.0116102230425609" calcext:value-type="float">
            <text:p>0.011610223042561</text:p>
          </table:table-cell>
          <table:table-cell table:style-name="ce2" table:formula="of:=[.E7]/([.E7]+[.$K$35])" office:value-type="float" office:value="0.100554079978952" calcext:value-type="float">
            <text:p>0.100554079978952</text:p>
          </table:table-cell>
          <table:table-cell table:number-columns-repeated="5"/>
          <table:table-cell table:style-name="ce1" office:value-type="string" calcext:value-type="string">
            <text:p>Wartość</text:p>
          </table:table-cell>
          <table:table-cell table:style-name="ce2" table:formula="of:=[.L27]" office:value-type="float" office:value="7.95706559" calcext:value-type="float">
            <text:p>7.95706559</text:p>
          </table:table-cell>
          <table:table-cell table:style-name="ce2" table:formula="of:=[.K35]" office:value-type="float" office:value="220.8616621" calcext:value-type="float">
            <text:p>220.8616621</text:p>
          </table:table-cell>
          <table:table-cell table:style-name="ce2" table:formula="of:=([.P7]*[.P7])/(4*[.Q7])" office:value-type="float" office:value="0.07166804348" calcext:value-type="float">
            <text:p>0.07166804348</text:p>
          </table:table-cell>
          <table:table-cell/>
          <table:table-cell table:style-name="ce4" office:value-type="float" office:value="269.86" calcext:value-type="float">
            <text:p>269.86</text:p>
          </table:table-cell>
          <table:table-cell table:style-name="ce4" office:value-type="float" office:value="180.16" calcext:value-type="float">
            <text:p>180.16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float" office:value="0.0315" calcext:value-type="float">
            <text:p>0.0315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B8]" office:value-type="float" office:value="0.0315" calcext:value-type="float">
            <text:p>0.0315</text:p>
          </table:table-cell>
          <table:table-cell table:style-name="ce3" table:formula="of:=[.C8]/[.D8]" office:value-type="float" office:value="31.7460317460317" calcext:value-type="float">
            <text:p>31.746032</text:p>
          </table:table-cell>
          <table:table-cell table:style-name="ce2" table:formula="of:=[.E8]/[.$K$35]" office:value-type="float" office:value="0.143737176675135" calcext:value-type="float">
            <text:p>0.143737176675135</text:p>
          </table:table-cell>
          <table:table-cell table:style-name="ce2" table:formula="of:=[.D8]*[.D8]*[.E8]" office:value-type="float" office:value="0.0315" calcext:value-type="float">
            <text:p>0.0315</text:p>
          </table:table-cell>
          <table:table-cell table:style-name="ce2" table:formula="of:=([.$L$27]*[.$L$27])/([.E8]*[.$K$35])" office:value-type="float" office:value="0.00903017347754735" calcext:value-type="float">
            <text:p>0.009030173477547</text:p>
          </table:table-cell>
          <table:table-cell table:style-name="ce2" table:formula="of:=[.E8]/([.E8]+[.$K$35])" office:value-type="float" office:value="0.125673257463731" calcext:value-type="float">
            <text:p>0.125673257463731</text:p>
          </table:table-cell>
          <table:table-cell table:number-columns-repeated="5"/>
          <table:table-cell table:style-name="ce1" office:value-type="string" calcext:value-type="string">
            <text:p>niepewność</text:p>
          </table:table-cell>
          <table:table-cell table:style-name="ce2" table:formula="of:=[.L28]/2" office:value-type="float" office:value="0.006003256925" calcext:value-type="float">
            <text:p>0.006003256925</text:p>
          </table:table-cell>
          <table:table-cell table:style-name="ce2" table:formula="of:=[.K28]/2" office:value-type="float" office:value="0.2426893484" calcext:value-type="float">
            <text:p>0.2426893484</text:p>
          </table:table-cell>
          <table:table-cell table:style-name="ce2" table:formula="of:=([.P7]/(4*[.Q7]*[.Q7]))*SQRT(4*[.Q7]*[.Q7]*[.P8]*[.P8]+[.P7]*[.P7]*[.Q8]*[.Q8])" office:value-type="float" office:value="0.0001337764783" calcext:value-type="float">
            <text:p>0.0001337764783</text:p>
          </table:table-cell>
          <table:table-cell table:number-columns-repeated="1006"/>
        </table:table-row>
        <table:table-row table:style-name="ro2">
          <table:table-cell/>
          <table:table-cell table:style-name="ce1" office:value-type="float" office:value="0.0306" calcext:value-type="float">
            <text:p>0.0306</text:p>
          </table:table-cell>
          <table:table-cell table:style-name="ce1" office:value-type="float" office:value="1.2" calcext:value-type="float">
            <text:p>1.2</text:p>
          </table:table-cell>
          <table:table-cell table:style-name="ce2" table:formula="of:=[.B9]" office:value-type="float" office:value="0.0306" calcext:value-type="float">
            <text:p>0.0306</text:p>
          </table:table-cell>
          <table:table-cell table:style-name="ce3" table:formula="of:=[.C9]/[.D9]" office:value-type="float" office:value="39.2156862745098" calcext:value-type="float">
            <text:p>39.215686</text:p>
          </table:table-cell>
          <table:table-cell table:style-name="ce2" table:formula="of:=[.E9]/[.$K$35]" office:value-type="float" office:value="0.177557688833991" calcext:value-type="float">
            <text:p>0.177557688833991</text:p>
          </table:table-cell>
          <table:table-cell table:style-name="ce2" table:formula="of:=[.D9]*[.D9]*[.E9]" office:value-type="float" office:value="0.03672" calcext:value-type="float">
            <text:p>0.03672</text:p>
          </table:table-cell>
          <table:table-cell table:style-name="ce2" table:formula="of:=([.$L$27]*[.$L$27])/([.E9]*[.$K$35])" office:value-type="float" office:value="0.007310140434205" calcext:value-type="float">
            <text:p>0.007310140434205</text:p>
          </table:table-cell>
          <table:table-cell table:style-name="ce2" table:formula="of:=[.E9]/([.E9]+[.$K$35])" office:value-type="float" office:value="0.150784705087194" calcext:value-type="float">
            <text:p>0.150784705087194</text:p>
          </table:table-cell>
          <table:table-cell table:number-columns-repeated="5"/>
          <table:table-cell>
            <draw:frame table:end-cell-address="Cw6.R27" table:end-x="109.25pt" table:end-y="5.95pt" draw:z-index="1" draw:name="Chart 2" draw:style-name="gr1" draw:text-style-name="P1" svg:width="449.97pt" svg:height="278.22pt" svg:x="13.49pt" svg:y="11.25pt">
              <draw:object draw:notify-on-update-of-ranges="Cw6.G4:Cw6.G26 Cw6.F4:Cw6.F2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ce4" office:value-type="string" calcext:value-type="string">
            <text:p>Pu max</text:p>
          </table:table-cell>
          <table:table-cell table:style-name="ce5" table:formula="of:=([.P7]/([.T7]+[.Q7]))*([.P7]/([.T7]+[.Q7])) * [.T7]" office:value-type="float" office:value="0.07095351789" calcext:value-type="float">
            <text:p>0.07095351789</text:p>
          </table:table-cell>
          <table:table-cell table:style-name="ce5" table:formula="of:=([.P7]/([.U7]+[.Q7]))*([.P7]/([.U7]+[.Q7])) * [.U7]" office:value-type="float" office:value="0.07092977526" calcext:value-type="float">
            <text:p>0.07092977526</text:p>
          </table:table-cell>
          <table:table-cell table:style-name="ce5" table:formula="of:=([.P7]/([.Q7]+[.Q7]))*([.P7]/([.Q7]+[.Q7])) * [.Q7]" office:value-type="float" office:value="0.07166804348" calcext:value-type="float">
            <text:p>0.07166804348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float" office:value="0.0296" calcext:value-type="float">
            <text:p>0.0296</text:p>
          </table:table-cell>
          <table:table-cell table:style-name="ce1" office:value-type="float" office:value="1.4" calcext:value-type="float">
            <text:p>1.4</text:p>
          </table:table-cell>
          <table:table-cell table:style-name="ce2" table:formula="of:=[.B10]" office:value-type="float" office:value="0.0296" calcext:value-type="float">
            <text:p>0.0296</text:p>
          </table:table-cell>
          <table:table-cell table:style-name="ce3" table:formula="of:=[.C10]/[.D10]" office:value-type="float" office:value="47.2972972972973" calcext:value-type="float">
            <text:p>47.297297</text:p>
          </table:table-cell>
          <table:table-cell table:style-name="ce2" table:formula="of:=[.E10]/[.$K$35]" office:value-type="float" office:value="0.214148969303158" calcext:value-type="float">
            <text:p>0.214148969303158</text:p>
          </table:table-cell>
          <table:table-cell table:style-name="ce2" table:formula="of:=[.D10]*[.D10]*[.E10]" office:value-type="float" office:value="0.04144" calcext:value-type="float">
            <text:p>0.04144</text:p>
          </table:table-cell>
          <table:table-cell table:style-name="ce2" table:formula="of:=([.$L$27]*[.$L$27])/([.E10]*[.$K$35])" office:value-type="float" office:value="0.00606106881939686" calcext:value-type="float">
            <text:p>0.006061068819397</text:p>
          </table:table-cell>
          <table:table-cell table:style-name="ce2" table:formula="of:=[.E10]/([.E10]+[.$K$35])" office:value-type="float" office:value="0.176377837248476" calcext:value-type="float">
            <text:p>0.176377837248476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0.0287" calcext:value-type="float">
            <text:p>0.0287</text:p>
          </table:table-cell>
          <table:table-cell table:style-name="ce1" office:value-type="float" office:value="1.6" calcext:value-type="float">
            <text:p>1.6</text:p>
          </table:table-cell>
          <table:table-cell table:style-name="ce2" table:formula="of:=[.B11]" office:value-type="float" office:value="0.0287" calcext:value-type="float">
            <text:p>0.0287</text:p>
          </table:table-cell>
          <table:table-cell table:style-name="ce3" table:formula="of:=[.C11]/[.D11]" office:value-type="float" office:value="55.7491289198606" calcext:value-type="float">
            <text:p>55.749129</text:p>
          </table:table-cell>
          <table:table-cell table:style-name="ce2" table:formula="of:=[.E11]/[.$K$35]" office:value-type="float" office:value="0.252416505380725" calcext:value-type="float">
            <text:p>0.252416505380725</text:p>
          </table:table-cell>
          <table:table-cell table:style-name="ce2" table:formula="of:=[.D11]*[.D11]*[.E11]" office:value-type="float" office:value="0.04592" calcext:value-type="float">
            <text:p>0.04592</text:p>
          </table:table-cell>
          <table:table-cell table:style-name="ce2" table:formula="of:=([.$L$27]*[.$L$27])/([.E11]*[.$K$35])" office:value-type="float" office:value="0.00514218211915891" calcext:value-type="float">
            <text:p>0.005142182119159</text:p>
          </table:table-cell>
          <table:table-cell table:style-name="ce2" table:formula="of:=[.E11]/([.E11]+[.$K$35])" office:value-type="float" office:value="0.201543579389344" calcext:value-type="float">
            <text:p>0.201543579389344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0.0278" calcext:value-type="float">
            <text:p>0.0278</text:p>
          </table:table-cell>
          <table:table-cell table:style-name="ce1" office:value-type="float" office:value="1.8" calcext:value-type="float">
            <text:p>1.8</text:p>
          </table:table-cell>
          <table:table-cell table:style-name="ce2" table:formula="of:=[.B12]" office:value-type="float" office:value="0.0278" calcext:value-type="float">
            <text:p>0.0278</text:p>
          </table:table-cell>
          <table:table-cell table:style-name="ce3" table:formula="of:=[.C12]/[.D12]" office:value-type="float" office:value="64.7482014388489" calcext:value-type="float">
            <text:p>64.748201</text:p>
          </table:table-cell>
          <table:table-cell table:style-name="ce2" table:formula="of:=[.E12]/[.$K$35]" office:value-type="float" office:value="0.293161795592812" calcext:value-type="float">
            <text:p>0.293161795592812</text:p>
          </table:table-cell>
          <table:table-cell table:style-name="ce2" table:formula="of:=[.D12]*[.D12]*[.E12]" office:value-type="float" office:value="0.05004" calcext:value-type="float">
            <text:p>0.05004</text:p>
          </table:table-cell>
          <table:table-cell table:style-name="ce2" table:formula="of:=([.$L$27]*[.$L$27])/([.E12]*[.$K$35])" office:value-type="float" office:value="0.00442749246341828" calcext:value-type="float">
            <text:p>0.004427492463418</text:p>
          </table:table-cell>
          <table:table-cell table:style-name="ce2" table:formula="of:=[.E12]/([.E12]+[.$K$35])" office:value-type="float" office:value="0.22670155938099" calcext:value-type="float">
            <text:p>0.22670155938099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0.0268" calcext:value-type="float">
            <text:p>0.0268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B13]" office:value-type="float" office:value="0.0268" calcext:value-type="float">
            <text:p>0.0268</text:p>
          </table:table-cell>
          <table:table-cell table:style-name="ce3" table:formula="of:=[.C13]/[.D13]" office:value-type="float" office:value="74.6268656716418" calcext:value-type="float">
            <text:p>74.626866</text:p>
          </table:table-cell>
          <table:table-cell table:style-name="ce2" table:formula="of:=[.E13]/[.$K$35]" office:value-type="float" office:value="0.337889631736326" calcext:value-type="float">
            <text:p>0.337889631736326</text:p>
          </table:table-cell>
          <table:table-cell table:style-name="ce2" table:formula="of:=[.D13]*[.D13]*[.E13]" office:value-type="float" office:value="0.0536" calcext:value-type="float">
            <text:p>0.0536</text:p>
          </table:table-cell>
          <table:table-cell table:style-name="ce2" table:formula="of:=([.$L$27]*[.$L$27])/([.E13]*[.$K$35])" office:value-type="float" office:value="0.00384140713013125" calcext:value-type="float">
            <text:p>0.003841407130131</text:p>
          </table:table-cell>
          <table:table-cell table:style-name="ce2" table:formula="of:=[.E13]/([.E13]+[.$K$35])" office:value-type="float" office:value="0.252554189614138" calcext:value-type="float">
            <text:p>0.252554189614138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2.2" calcext:value-type="float">
            <text:p>2.2</text:p>
          </table:table-cell>
          <table:table-cell table:style-name="ce2" table:formula="of:=[.B14]" office:value-type="float" office:value="0.026" calcext:value-type="float">
            <text:p>0.026</text:p>
          </table:table-cell>
          <table:table-cell table:style-name="ce3" table:formula="of:=[.C14]/[.D14]" office:value-type="float" office:value="84.6153846153846" calcext:value-type="float">
            <text:p>84.615385</text:p>
          </table:table-cell>
          <table:table-cell table:style-name="ce2" table:formula="of:=[.E14]/[.$K$35]" office:value-type="float" office:value="0.383114859368726" calcext:value-type="float">
            <text:p>0.383114859368726</text:p>
          </table:table-cell>
          <table:table-cell table:style-name="ce2" table:formula="of:=[.D14]*[.D14]*[.E14]" office:value-type="float" office:value="0.0572" calcext:value-type="float">
            <text:p>0.0572</text:p>
          </table:table-cell>
          <table:table-cell table:style-name="ce2" table:formula="of:=([.$L$27]*[.$L$27])/([.E14]*[.$K$35])" office:value-type="float" office:value="0.00338794387325009" calcext:value-type="float">
            <text:p>0.00338794387325</text:p>
          </table:table-cell>
          <table:table-cell table:style-name="ce2" table:formula="of:=[.E14]/([.E14]+[.$K$35])" office:value-type="float" office:value="0.276994247277182" calcext:value-type="float">
            <text:p>0.276994247277182</text:p>
          </table:table-cell>
          <table:table-cell table:number-columns-repeated="10"/>
          <table:table-cell table:style-name="ce5" table:formula="of:=[.T6]/([.Q7]+[.T6])" office:value-type="float" office:value="0.5" calcext:value-type="float">
            <text:p>0.5</text:p>
          </table:table-cell>
          <table:table-cell table:number-columns-repeated="1004"/>
        </table:table-row>
        <table:table-row table:style-name="ro2">
          <table:table-cell/>
          <table:table-cell table:style-name="ce1" office:value-type="float" office:value="0.0252" calcext:value-type="float">
            <text:p>0.0252</text:p>
          </table:table-cell>
          <table:table-cell table:style-name="ce1" office:value-type="float" office:value="2.4" calcext:value-type="float">
            <text:p>2.4</text:p>
          </table:table-cell>
          <table:table-cell table:style-name="ce2" table:formula="of:=[.B15]" office:value-type="float" office:value="0.0252" calcext:value-type="float">
            <text:p>0.0252</text:p>
          </table:table-cell>
          <table:table-cell table:style-name="ce3" table:formula="of:=[.C15]/[.D15]" office:value-type="float" office:value="95.2380952380952" calcext:value-type="float">
            <text:p>95.238095</text:p>
          </table:table-cell>
          <table:table-cell table:style-name="ce2" table:formula="of:=[.E15]/[.$K$35]" office:value-type="float" office:value="0.431211530025406" calcext:value-type="float">
            <text:p>0.431211530025406</text:p>
          </table:table-cell>
          <table:table-cell table:style-name="ce2" table:formula="of:=[.D15]*[.D15]*[.E15]" office:value-type="float" office:value="0.06048" calcext:value-type="float">
            <text:p>0.06048</text:p>
          </table:table-cell>
          <table:table-cell table:style-name="ce2" table:formula="of:=([.$L$27]*[.$L$27])/([.E15]*[.$K$35])" office:value-type="float" office:value="0.00301005782584912" calcext:value-type="float">
            <text:p>0.003010057825849</text:p>
          </table:table-cell>
          <table:table-cell table:style-name="ce2" table:formula="of:=[.E15]/([.E15]+[.$K$35])" office:value-type="float" office:value="0.301291263366046" calcext:value-type="float">
            <text:p>0.301291263366046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0.0242" calcext:value-type="float">
            <text:p>0.0242</text:p>
          </table:table-cell>
          <table:table-cell table:style-name="ce1" office:value-type="float" office:value="2.6" calcext:value-type="float">
            <text:p>2.6</text:p>
          </table:table-cell>
          <table:table-cell table:style-name="ce2" table:formula="of:=[.B16]" office:value-type="float" office:value="0.0242" calcext:value-type="float">
            <text:p>0.0242</text:p>
          </table:table-cell>
          <table:table-cell table:style-name="ce3" table:formula="of:=[.C16]/[.D16]" office:value-type="float" office:value="107.438016528926" calcext:value-type="float">
            <text:p>107.438017</text:p>
          </table:table-cell>
          <table:table-cell table:style-name="ce2" table:formula="of:=[.E16]/[.$K$35]" office:value-type="float" office:value="0.486449370648495" calcext:value-type="float">
            <text:p>0.486449370648495</text:p>
          </table:table-cell>
          <table:table-cell table:style-name="ce2" table:formula="of:=[.D16]*[.D16]*[.E16]" office:value-type="float" office:value="0.06292" calcext:value-type="float">
            <text:p>0.06292</text:p>
          </table:table-cell>
          <table:table-cell table:style-name="ce2" table:formula="of:=([.$L$27]*[.$L$27])/([.E16]*[.$K$35])" office:value-type="float" office:value="0.00266825638774903" calcext:value-type="float">
            <text:p>0.002668256387749</text:p>
          </table:table-cell>
          <table:table-cell table:style-name="ce2" table:formula="of:=[.E16]/([.E16]+[.$K$35])" office:value-type="float" office:value="0.32725592963605" calcext:value-type="float">
            <text:p>0.32725592963605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0.0233" calcext:value-type="float">
            <text:p>0.0233</text:p>
          </table:table-cell>
          <table:table-cell table:style-name="ce1" office:value-type="float" office:value="2.8" calcext:value-type="float">
            <text:p>2.8</text:p>
          </table:table-cell>
          <table:table-cell table:style-name="ce2" table:formula="of:=[.B17]" office:value-type="float" office:value="0.0233" calcext:value-type="float">
            <text:p>0.0233</text:p>
          </table:table-cell>
          <table:table-cell table:style-name="ce3" table:formula="of:=[.C17]/[.D17]" office:value-type="float" office:value="120.171673819742" calcext:value-type="float">
            <text:p>120.171674</text:p>
          </table:table-cell>
          <table:table-cell table:style-name="ce2" table:formula="of:=[.E17]/[.$K$35]" office:value-type="float" office:value="0.544103819002015" calcext:value-type="float">
            <text:p>0.544103819002015</text:p>
          </table:table-cell>
          <table:table-cell table:style-name="ce2" table:formula="of:=[.D17]*[.D17]*[.E17]" office:value-type="float" office:value="0.06524" calcext:value-type="float">
            <text:p>0.06524</text:p>
          </table:table-cell>
          <table:table-cell table:style-name="ce2" table:formula="of:=([.$L$27]*[.$L$27])/([.E17]*[.$K$35])" office:value-type="float" office:value="0.00238552201844505" calcext:value-type="float">
            <text:p>0.002385522018445</text:p>
          </table:table-cell>
          <table:table-cell table:style-name="ce2" table:formula="of:=[.E17]/([.E17]+[.$K$35])" office:value-type="float" office:value="0.35237515269775" calcext:value-type="float">
            <text:p>0.35237515269775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0.0224" calcext:value-type="float">
            <text:p>0.0224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B18]" office:value-type="float" office:value="0.0224" calcext:value-type="float">
            <text:p>0.0224</text:p>
          </table:table-cell>
          <table:table-cell table:style-name="ce3" table:formula="of:=[.C18]/[.D18]" office:value-type="float" office:value="133.928571428571" calcext:value-type="float">
            <text:p>133.928571</text:p>
          </table:table-cell>
          <table:table-cell table:style-name="ce2" table:formula="of:=[.E18]/[.$K$35]" office:value-type="float" office:value="0.606391214098227" calcext:value-type="float">
            <text:p>0.606391214098227</text:p>
          </table:table-cell>
          <table:table-cell table:style-name="ce2" table:formula="of:=[.D18]*[.D18]*[.E18]" office:value-type="float" office:value="0.0672" calcext:value-type="float">
            <text:p>0.0672</text:p>
          </table:table-cell>
          <table:table-cell table:style-name="ce2" table:formula="of:=([.$L$27]*[.$L$27])/([.E18]*[.$K$35])" office:value-type="float" office:value="0.00214048556504826" calcext:value-type="float">
            <text:p>0.002140485565048</text:p>
          </table:table-cell>
          <table:table-cell table:style-name="ce2" table:formula="of:=[.E18]/([.E18]+[.$K$35])" office:value-type="float" office:value="0.377486635121218" calcext:value-type="float">
            <text:p>0.377486635121218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0.0202" calcext:value-type="float">
            <text:p>0.0202</text:p>
          </table:table-cell>
          <table:table-cell table:style-name="ce1" office:value-type="float" office:value="3.5" calcext:value-type="float">
            <text:p>3.5</text:p>
          </table:table-cell>
          <table:table-cell table:style-name="ce2" table:formula="of:=[.B19]" office:value-type="float" office:value="0.0202" calcext:value-type="float">
            <text:p>0.0202</text:p>
          </table:table-cell>
          <table:table-cell table:style-name="ce3" table:formula="of:=[.C19]/[.D19]" office:value-type="float" office:value="173.267326732673" calcext:value-type="float">
            <text:p>173.267327</text:p>
          </table:table-cell>
          <table:table-cell table:style-name="ce2" table:formula="of:=[.E19]/[.$K$35]" office:value-type="float" office:value="0.784506125169984" calcext:value-type="float">
            <text:p>0.784506125169984</text:p>
          </table:table-cell>
          <table:table-cell table:style-name="ce2" table:formula="of:=[.D19]*[.D19]*[.E19]" office:value-type="float" office:value="0.0707" calcext:value-type="float">
            <text:p>0.0707</text:p>
          </table:table-cell>
          <table:table-cell table:style-name="ce2" table:formula="of:=([.$L$27]*[.$L$27])/([.E19]*[.$K$35])" office:value-type="float" office:value="0.00165450797502455" calcext:value-type="float">
            <text:p>0.001654507975025</text:p>
          </table:table-cell>
          <table:table-cell table:style-name="ce2" table:formula="of:=[.E19]/([.E19]+[.$K$35])" office:value-type="float" office:value="0.439620864341531" calcext:value-type="float">
            <text:p>0.439620864341531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0.0178" calcext:value-type="float">
            <text:p>0.0178</text:p>
          </table:table-cell>
          <table:table-cell table:style-name="ce1" office:value-type="float" office:value="4" calcext:value-type="float">
            <text:p>4</text:p>
          </table:table-cell>
          <table:table-cell table:style-name="ce2" table:formula="of:=[.B20]" office:value-type="float" office:value="0.0178" calcext:value-type="float">
            <text:p>0.0178</text:p>
          </table:table-cell>
          <table:table-cell table:style-name="ce3" table:formula="of:=[.C20]/[.D20]" office:value-type="float" office:value="224.719101123596" calcext:value-type="float">
            <text:p>224.719101</text:p>
          </table:table-cell>
          <table:table-cell table:style-name="ce2" table:formula="of:=[.E20]/[.$K$35]" office:value-type="float" office:value="1.01746540792512" calcext:value-type="float">
            <text:p>1.01746540792512</text:p>
          </table:table-cell>
          <table:table-cell table:style-name="ce2" table:formula="of:=[.D20]*[.D20]*[.E20]" office:value-type="float" office:value="0.0712" calcext:value-type="float">
            <text:p>0.0712</text:p>
          </table:table-cell>
          <table:table-cell table:style-name="ce2" table:formula="of:=([.$L$27]*[.$L$27])/([.E20]*[.$K$35])" office:value-type="float" office:value="0.00127569117381224" calcext:value-type="float">
            <text:p>0.001275691173812</text:p>
          </table:table-cell>
          <table:table-cell table:style-name="ce2" table:formula="of:=[.E20]/([.E20]+[.$K$35])" office:value-type="float" office:value="0.50432855201792" calcext:value-type="float">
            <text:p>0.50432855201792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0.0157" calcext:value-type="float">
            <text:p>0.0157</text:p>
          </table:table-cell>
          <table:table-cell table:style-name="ce1" office:value-type="float" office:value="4.5" calcext:value-type="float">
            <text:p>4.5</text:p>
          </table:table-cell>
          <table:table-cell table:style-name="ce2" table:formula="of:=[.B21]" office:value-type="float" office:value="0.0157" calcext:value-type="float">
            <text:p>0.0157</text:p>
          </table:table-cell>
          <table:table-cell table:style-name="ce3" table:formula="of:=[.C21]/[.D21]" office:value-type="float" office:value="286.624203821656" calcext:value-type="float">
            <text:p>286.624204</text:p>
          </table:table-cell>
          <table:table-cell table:style-name="ce2" table:formula="of:=[.E21]/[.$K$35]" office:value-type="float" office:value="1.29775444545863" calcext:value-type="float">
            <text:p>1.29775444545863</text:p>
          </table:table-cell>
          <table:table-cell table:style-name="ce2" table:formula="of:=[.D21]*[.D21]*[.E21]" office:value-type="float" office:value="0.07065" calcext:value-type="float">
            <text:p>0.07065</text:p>
          </table:table-cell>
          <table:table-cell table:style-name="ce2" table:formula="of:=([.$L$27]*[.$L$27])/([.E21]*[.$K$35])" office:value-type="float" office:value="0.00100016736223981" calcext:value-type="float">
            <text:p>0.00100016736224</text:p>
          </table:table-cell>
          <table:table-cell table:style-name="ce2" table:formula="of:=[.E21]/([.E21]+[.$K$35])" office:value-type="float" office:value="0.564792485995864" calcext:value-type="float">
            <text:p>0.564792485995864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0.0134" calcext:value-type="float">
            <text:p>0.0134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[.B22]" office:value-type="float" office:value="0.0134" calcext:value-type="float">
            <text:p>0.0134</text:p>
          </table:table-cell>
          <table:table-cell table:style-name="ce3" table:formula="of:=[.C22]/[.D22]" office:value-type="float" office:value="373.134328358209" calcext:value-type="float">
            <text:p>373.134328</text:p>
          </table:table-cell>
          <table:table-cell table:style-name="ce2" table:formula="of:=[.E22]/[.$K$35]" office:value-type="float" office:value="1.68944815868163" calcext:value-type="float">
            <text:p>1.68944815868163</text:p>
          </table:table-cell>
          <table:table-cell table:style-name="ce2" table:formula="of:=[.D22]*[.D22]*[.E22]" office:value-type="float" office:value="0.067" calcext:value-type="float">
            <text:p>0.067</text:p>
          </table:table-cell>
          <table:table-cell table:style-name="ce2" table:formula="of:=([.$L$27]*[.$L$27])/([.E22]*[.$K$35])" office:value-type="float" office:value="0.000768281426026251" calcext:value-type="float">
            <text:p>0.000768281426026</text:p>
          </table:table-cell>
          <table:table-cell table:style-name="ce2" table:formula="of:=[.E22]/([.E22]+[.$K$35])" office:value-type="float" office:value="0.628176510198954" calcext:value-type="float">
            <text:p>0.628176510198954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0.0111" calcext:value-type="float">
            <text:p>0.0111</text:p>
          </table:table-cell>
          <table:table-cell table:style-name="ce1" office:value-type="float" office:value="5.5" calcext:value-type="float">
            <text:p>5.5</text:p>
          </table:table-cell>
          <table:table-cell table:style-name="ce2" table:formula="of:=[.B23]" office:value-type="float" office:value="0.0111" calcext:value-type="float">
            <text:p>0.0111</text:p>
          </table:table-cell>
          <table:table-cell table:style-name="ce3" table:formula="of:=[.C23]/[.D23]" office:value-type="float" office:value="495.495495495495" calcext:value-type="float">
            <text:p>495.495495</text:p>
          </table:table-cell>
          <table:table-cell table:style-name="ce2" table:formula="of:=[.E23]/[.$K$35]" office:value-type="float" office:value="2.24346539269975" calcext:value-type="float">
            <text:p>2.24346539269975</text:p>
          </table:table-cell>
          <table:table-cell table:style-name="ce2" table:formula="of:=[.D23]*[.D23]*[.E23]" office:value-type="float" office:value="0.06105" calcext:value-type="float">
            <text:p>0.06105</text:p>
          </table:table-cell>
          <table:table-cell table:style-name="ce2" table:formula="of:=([.$L$27]*[.$L$27])/([.E23]*[.$K$35])" office:value-type="float" office:value="0.000578556569124246" calcext:value-type="float">
            <text:p>0.000578556569124</text:p>
          </table:table-cell>
          <table:table-cell table:style-name="ce2" table:formula="of:=[.E23]/([.E23]+[.$K$35])" office:value-type="float" office:value="0.691687784845568" calcext:value-type="float">
            <text:p>0.691687784845568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0.0089" calcext:value-type="float">
            <text:p>0.0089</text:p>
          </table:table-cell>
          <table:table-cell table:style-name="ce1" office:value-type="float" office:value="6" calcext:value-type="float">
            <text:p>6</text:p>
          </table:table-cell>
          <table:table-cell table:style-name="ce2" table:formula="of:=[.B24]" office:value-type="float" office:value="0.0089" calcext:value-type="float">
            <text:p>0.0089</text:p>
          </table:table-cell>
          <table:table-cell table:style-name="ce3" table:formula="of:=[.C24]/[.D24]" office:value-type="float" office:value="674.157303370787" calcext:value-type="float">
            <text:p>674.157303</text:p>
          </table:table-cell>
          <table:table-cell table:style-name="ce2" table:formula="of:=[.E24]/[.$K$35]" office:value-type="float" office:value="3.05239622377535" calcext:value-type="float">
            <text:p>3.05239622377535</text:p>
          </table:table-cell>
          <table:table-cell table:style-name="ce2" table:formula="of:=[.D24]*[.D24]*[.E24]" office:value-type="float" office:value="0.0534" calcext:value-type="float">
            <text:p>0.0534</text:p>
          </table:table-cell>
          <table:table-cell table:style-name="ce2" table:formula="of:=([.$L$27]*[.$L$27])/([.E24]*[.$K$35])" office:value-type="float" office:value="0.000425230391270748" calcext:value-type="float">
            <text:p>0.000425230391271</text:p>
          </table:table-cell>
          <table:table-cell table:style-name="ce2" table:formula="of:=[.E24]/([.E24]+[.$K$35])" office:value-type="float" office:value="0.753232422305347" calcext:value-type="float">
            <text:p>0.753232422305347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0.0067" calcext:value-type="float">
            <text:p>0.0067</text:p>
          </table:table-cell>
          <table:table-cell table:style-name="ce1" office:value-type="float" office:value="6.5" calcext:value-type="float">
            <text:p>6.5</text:p>
          </table:table-cell>
          <table:table-cell table:style-name="ce2" table:formula="of:=[.B25]" office:value-type="float" office:value="0.0067" calcext:value-type="float">
            <text:p>0.0067</text:p>
          </table:table-cell>
          <table:table-cell table:style-name="ce3" table:formula="of:=[.C25]/[.D25]" office:value-type="float" office:value="970.149253731343" calcext:value-type="float">
            <text:p>970.149254</text:p>
          </table:table-cell>
          <table:table-cell table:style-name="ce2" table:formula="of:=[.E25]/[.$K$35]" office:value-type="float" office:value="4.39256521257223" calcext:value-type="float">
            <text:p>4.39256521257223</text:p>
          </table:table-cell>
          <table:table-cell table:style-name="ce2" table:formula="of:=[.D25]*[.D25]*[.E25]" office:value-type="float" office:value="0.04355" calcext:value-type="float">
            <text:p>0.04355</text:p>
          </table:table-cell>
          <table:table-cell table:style-name="ce2" table:formula="of:=([.$L$27]*[.$L$27])/([.E25]*[.$K$35])" office:value-type="float" office:value="0.000295492856163943" calcext:value-type="float">
            <text:p>0.000295492856164</text:p>
          </table:table-cell>
          <table:table-cell table:style-name="ce2" table:formula="of:=[.E25]/([.E25]+[.$K$35])" office:value-type="float" office:value="0.814559498016158" calcext:value-type="float">
            <text:p>0.814559498016158</text:p>
          </table:table-cell>
          <table:table-cell/>
          <table:table-cell table:style-name="ce4" office:value-type="string" calcext:value-type="string">
            <text:p>REGLINP</text:p>
          </table:table-cell>
          <table:table-cell table:number-columns-repeated="2"/>
          <table:table-cell table:style-name="ce4" office:value-type="string" calcext:value-type="string">
            <text:p>Uv = e - Ir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float" office:value="0.0044" calcext:value-type="float">
            <text:p>0.0044</text:p>
          </table:table-cell>
          <table:table-cell table:style-name="ce1" office:value-type="float" office:value="7" calcext:value-type="float">
            <text:p>7</text:p>
          </table:table-cell>
          <table:table-cell table:style-name="ce2" table:formula="of:=[.B26]" office:value-type="float" office:value="0.0044" calcext:value-type="float">
            <text:p>0.0044</text:p>
          </table:table-cell>
          <table:table-cell table:style-name="ce3" table:formula="of:=[.C26]/[.D26]" office:value-type="float" office:value="1590.90909090909" calcext:value-type="float">
            <text:p>1590.909091</text:p>
          </table:table-cell>
          <table:table-cell table:style-name="ce2" table:formula="of:=[.E26]/[.$K$35]" office:value-type="float" office:value="7.20319260383349" calcext:value-type="float">
            <text:p>7.20319260383349</text:p>
          </table:table-cell>
          <table:table-cell table:style-name="ce2" table:formula="of:=[.D26]*[.D26]*[.E26]" office:value-type="float" office:value="0.0308" calcext:value-type="float">
            <text:p>0.0308</text:p>
          </table:table-cell>
          <table:table-cell table:style-name="ce2" table:formula="of:=([.$L$27]*[.$L$27])/([.E26]*[.$K$35])" office:value-type="float" office:value="0.000180193937873961" calcext:value-type="float">
            <text:p>0.000180193937874</text:p>
          </table:table-cell>
          <table:table-cell table:style-name="ce2" table:formula="of:=[.E26]/([.E26]+[.$K$35])" office:value-type="float" office:value="0.878096242732045" calcext:value-type="float">
            <text:p>0.878096242732045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y= e -xr</text:p>
          </table:table-cell>
          <table:table-cell table:number-columns-repeated="1010"/>
        </table:table-row>
        <table:table-row table:style-name="ro2">
          <table:table-cell/>
          <table:table-cell table:style-name="ce1" table:number-columns-repeated="2"/>
          <table:table-cell table:style-name="ce2"/>
          <table:table-cell table:style-name="ce3"/>
          <table:table-cell table:style-name="ce2" table:number-columns-repeated="4"/>
          <table:table-cell/>
          <table:table-cell table:style-name="ce5" table:number-matrix-columns-spanned="2" table:number-matrix-rows-spanned="5" table:formula="of:=LINEST([.C4:.C26];[.D4:.D26];1;1)" office:value-type="float" office:value="-220.861662079185" calcext:value-type="float">
            <text:p>-220.861662079185</text:p>
          </table:table-cell>
          <table:table-cell table:style-name="ce5" office:value-type="float" office:value="7.95706558998053" calcext:value-type="float">
            <text:p>7.95706558998053</text:p>
          </table:table-cell>
          <table:table-cell table:number-columns-repeated="1012"/>
        </table:table-row>
        <table:table-row table:style-name="ro2">
          <table:table-cell/>
          <table:table-cell table:style-name="ce1" table:number-columns-repeated="2"/>
          <table:table-cell table:style-name="ce2"/>
          <table:table-cell table:style-name="ce3"/>
          <table:table-cell table:style-name="ce2" table:number-columns-repeated="4"/>
          <table:table-cell/>
          <table:table-cell table:style-name="ce5" office:value-type="float" office:value="0.485378696714801" calcext:value-type="float">
            <text:p>0.485378696714801</text:p>
          </table:table-cell>
          <table:table-cell table:style-name="ce5" office:value-type="float" office:value="0.0120065138494976" calcext:value-type="float">
            <text:p>0.012006513849498</text:p>
          </table:table-cell>
          <table:table-cell table:number-columns-repeated="2"/>
          <table:table-cell>
            <draw:frame table:end-cell-address="Cw6.R45" table:end-x="109.25pt" table:end-y="10.49pt" draw:z-index="2" draw:name="Chart 3" draw:style-name="gr1" draw:text-style-name="P1" svg:width="449.97pt" svg:height="278.22pt" svg:x="13.49pt" svg:y="0.03pt">
              <draw:object draw:notify-on-update-of-ranges="Cw6.H4:Cw6.H26 Cw6.F4:Cw6.F2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9"/>
        </table:table-row>
        <table:table-row table:style-name="ro2">
          <table:table-cell/>
          <table:table-cell table:style-name="ce1" table:number-columns-repeated="2"/>
          <table:table-cell table:style-name="ce2"/>
          <table:table-cell table:style-name="ce3"/>
          <table:table-cell table:style-name="ce2" table:number-columns-repeated="4"/>
          <table:table-cell/>
          <table:table-cell table:style-name="ce5" office:value-type="float" office:value="0.999898586446765" calcext:value-type="float">
            <text:p>0.999898586446765</text:p>
          </table:table-cell>
          <table:table-cell table:style-name="ce5" office:value-type="float" office:value="0.0209872953769796" calcext:value-type="float">
            <text:p>0.02098729537698</text:p>
          </table:table-cell>
          <table:table-cell table:number-columns-repeated="1012"/>
        </table:table-row>
        <table:table-row table:style-name="ro2">
          <table:table-cell/>
          <table:table-cell table:style-name="ce1" table:number-columns-repeated="2"/>
          <table:table-cell table:style-name="ce2"/>
          <table:table-cell table:style-name="ce3"/>
          <table:table-cell table:style-name="ce2" table:number-columns-repeated="4"/>
          <table:table-cell/>
          <table:table-cell table:style-name="ce5" office:value-type="float" office:value="207051.914122796" calcext:value-type="float">
            <text:p>207051.914122796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2"/>
        </table:table-row>
        <table:table-row table:style-name="ro2">
          <table:table-cell/>
          <table:table-cell table:style-name="ce1" table:number-columns-repeated="2"/>
          <table:table-cell table:style-name="ce2"/>
          <table:table-cell table:style-name="ce3"/>
          <table:table-cell table:style-name="ce2" table:number-columns-repeated="4"/>
          <table:table-cell/>
          <table:table-cell table:style-name="ce5" office:value-type="float" office:value="91.1994458542618" calcext:value-type="float">
            <text:p>91.1994458542618</text:p>
          </table:table-cell>
          <table:table-cell table:style-name="ce5" office:value-type="float" office:value="0.00924979791205242" calcext:value-type="float">
            <text:p>0.009249797912052</text:p>
          </table:table-cell>
          <table:table-cell table:number-columns-repeated="1012"/>
        </table:table-row>
        <table:table-row table:style-name="ro2">
          <table:table-cell/>
          <table:table-cell table:style-name="ce1" table:number-columns-repeated="2"/>
          <table:table-cell table:style-name="ce2"/>
          <table:table-cell table:style-name="ce3"/>
          <table:table-cell table:style-name="ce2" table:number-columns-repeated="4"/>
          <table:table-cell table:number-columns-repeated="1015"/>
        </table:table-row>
        <table:table-row table:style-name="ro2">
          <table:table-cell/>
          <table:table-cell table:style-name="ce1" table:number-columns-repeated="2"/>
          <table:table-cell table:style-name="ce2"/>
          <table:table-cell table:style-name="ce3"/>
          <table:table-cell table:style-name="ce2" table:number-columns-repeated="4"/>
          <table:table-cell/>
          <table:table-cell table:style-name="ce4" office:value-type="string" calcext:value-type="string">
            <text:p>r = -a</text:p>
          </table:table-cell>
          <table:table-cell table:style-name="ce4" office:value-type="string" calcext:value-type="string">
            <text:p>b = e</text:p>
          </table:table-cell>
          <table:table-cell table:number-columns-repeated="1012"/>
        </table:table-row>
        <table:table-row table:style-name="ro2">
          <table:table-cell/>
          <table:table-cell table:style-name="ce1" table:number-columns-repeated="2"/>
          <table:table-cell table:style-name="ce2"/>
          <table:table-cell table:style-name="ce3"/>
          <table:table-cell table:style-name="ce2" table:number-columns-repeated="4"/>
          <table:table-cell table:number-columns-repeated="1015"/>
        </table:table-row>
        <table:table-row table:style-name="ro2">
          <table:table-cell table:number-columns-repeated="10"/>
          <table:table-cell table:style-name="ce5" table:formula="of:=-[.K27]" office:value-type="float" office:value="220.8616621" calcext:value-type="float">
            <text:p>220.86166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Cw6.J54" table:end-x="16.07pt" table:end-y="15.7pt" draw:z-index="0" draw:name="Chart 1" draw:style-name="gr1" draw:text-style-name="P1" svg:width="449.97pt" svg:height="278.22pt" svg:x="40.51pt" svg:y="5.24pt">
              <draw:object draw:notify-on-update-of-ranges="Cw6.C3:Cw6.C26 Cw6.D3:Cw6.D2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4"/>
          <table:table-cell>
            <draw:frame table:end-cell-address="Cw6.R63" table:end-x="109.25pt" table:end-y="15pt" draw:z-index="3" draw:name="Chart 4" draw:style-name="gr1" draw:text-style-name="P1" svg:width="449.97pt" svg:height="278.22pt" svg:x="13.49pt" svg:y="4.51pt">
              <draw:object draw:notify-on-update-of-ranges="Cw6.I4:Cw6.I26 Cw6.F4:Cw6.F2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w7" table:style-name="ta2"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g[m/s^2] = </text:p>
          </table:table-cell>
          <table:table-cell table:style-name="ce1" office:value-type="float" office:value="9.81" calcext:value-type="float">
            <text:p>9.81</text:p>
          </table:table-cell>
          <table:table-cell table:number-columns-repeated="8"/>
          <table:table-cell table:style-name="ce1" office:value-type="string" calcext:value-type="string">
            <text:p>masa sprężyny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string" calcext:value-type="string">
            <text:p>masa efektywna sprężyny</text:p>
          </table:table-cell>
          <table:table-cell table:style-name="ce2"/>
          <table:table-cell table:style-name="ce2" table:formula="of:=1/3*[.N2]" office:value-type="float" office:value="0.01666666667" calcext:value-type="float">
            <text:p>0.01666666667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numer</text:p>
          </table:table-cell>
          <table:table-cell table:style-name="ce1" office:value-type="string" calcext:value-type="string">
            <text:p>masa</text:p>
          </table:table-cell>
          <table:table-cell table:style-name="ce1" office:value-type="string" calcext:value-type="string">
            <text:p>siła</text:p>
          </table:table-cell>
          <table:table-cell table:style-name="ce1" office:value-type="string" calcext:value-type="string">
            <text:p>położenie końca sprężyny</text:p>
          </table:table-cell>
          <table:table-cell table:number-columns-repeated="7"/>
          <table:table-cell table:style-name="ce1" office:value-type="string" calcext:value-type="string">
            <text:p>numer</text:p>
          </table:table-cell>
          <table:table-cell table:style-name="ce1" office:value-type="string" calcext:value-type="string">
            <text:p>masa</text:p>
          </table:table-cell>
          <table:table-cell table:style-name="ce1" office:value-type="string" calcext:value-type="string">
            <text:p>20x Okres</text:p>
          </table:table-cell>
          <table:table-cell table:style-name="ce1" office:value-type="string" calcext:value-type="string">
            <text:p>okres drgań</text:p>
          </table:table-cell>
          <table:table-cell table:style-name="ce1" office:value-type="string" calcext:value-type="string">
            <text:p>kwadrat okresu</text:p>
          </table:table-cell>
          <table:table-cell/>
          <table:table-cell table:style-name="ce1" office:value-type="string" calcext:value-type="string">
            <text:p>Masa całkowita</text:p>
          </table:table-cell>
          <table:table-cell table:number-columns-repeated="1005"/>
        </table:table-row>
        <table:table-row table:style-name="ro2">
          <table:table-cell/>
          <table:table-cell table:style-name="ce2"/>
          <table:table-cell table:style-name="ce1" office:value-type="string" calcext:value-type="string">
            <text:p>m[kg]</text:p>
          </table:table-cell>
          <table:table-cell table:style-name="ce1" office:value-type="string" calcext:value-type="string">
            <text:p>F[N]</text:p>
          </table:table-cell>
          <table:table-cell table:style-name="ce1" office:value-type="string" calcext:value-type="string">
            <text:p>x[mm]</text:p>
          </table:table-cell>
          <table:table-cell/>
          <table:table-cell table:style-name="ce1" office:value-type="string" calcext:value-type="string">
            <text:p>x[m]</text:p>
          </table:table-cell>
          <table:table-cell table:number-columns-repeated="5"/>
          <table:table-cell table:style-name="ce2"/>
          <table:table-cell table:style-name="ce1" office:value-type="string" calcext:value-type="string">
            <text:p>m[kg]</text:p>
          </table:table-cell>
          <table:table-cell table:style-name="ce1" office:value-type="string" calcext:value-type="string">
            <text:p>20T[s]</text:p>
          </table:table-cell>
          <table:table-cell table:style-name="ce1" office:value-type="string" calcext:value-type="string">
            <text:p>T[s]</text:p>
          </table:table-cell>
          <table:table-cell table:style-name="ce1" office:value-type="string" calcext:value-type="string">
            <text:p>T^2[s^2]</text:p>
          </table:table-cell>
          <table:table-cell/>
          <table:table-cell table:style-name="ce1" office:value-type="string" calcext:value-type="string">
            <text:p>M[kg]</text:p>
          </table:table-cell>
          <table:table-cell table:number-columns-repeated="1005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.25</text:p>
          </table:table-cell>
          <table:table-cell table:style-name="ce2" table:formula="of:=[.C6] * [.$D$2]" office:value-type="float" office:value="2.4525" calcext:value-type="float">
            <text:p>2.4525</text:p>
          </table:table-cell>
          <table:table-cell table:style-name="ce1" office:value-type="float" office:value="24.5" calcext:value-type="float">
            <text:p>24.5</text:p>
          </table:table-cell>
          <table:table-cell/>
          <table:table-cell table:style-name="ce2" table:formula="of:=[.E6]/1000" office:value-type="float" office:value="0.0245" calcext:value-type="float">
            <text:p>0.0245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6.78" calcext:value-type="float">
            <text:p>16.78</text:p>
          </table:table-cell>
          <table:table-cell table:style-name="ce2" table:formula="of:=[.O6]/20" office:value-type="float" office:value="0.839" calcext:value-type="float">
            <text:p>0.839</text:p>
          </table:table-cell>
          <table:table-cell table:style-name="ce2" table:formula="of:=[.P6]*[.P6]" office:value-type="float" office:value="0.703921" calcext:value-type="float">
            <text:p>0.703921</text:p>
          </table:table-cell>
          <table:table-cell/>
          <table:table-cell table:style-name="ce2" table:formula="of:=[.N6]+[.$Q$2]" office:value-type="float" office:value="0.26666666667" calcext:value-type="float">
            <text:p>0.26666666667</text:p>
          </table:table-cell>
          <table:table-cell table:number-columns-repeated="1005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2" table:formula="of:=[.C7] * [.$D$2]" office:value-type="float" office:value="4.905" calcext:value-type="float">
            <text:p>4.905</text:p>
          </table:table-cell>
          <table:table-cell table:style-name="ce1" office:value-type="float" office:value="49.1" calcext:value-type="float">
            <text:p>49.1</text:p>
          </table:table-cell>
          <table:table-cell/>
          <table:table-cell table:style-name="ce2" table:formula="of:=[.E7]/1000" office:value-type="float" office:value="0.0491" calcext:value-type="float">
            <text:p>0.0491</text:p>
          </table:table-cell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3.37" calcext:value-type="float">
            <text:p>23.37</text:p>
          </table:table-cell>
          <table:table-cell table:style-name="ce2" table:formula="of:=[.O7]/20" office:value-type="float" office:value="1.1685" calcext:value-type="float">
            <text:p>1.1685</text:p>
          </table:table-cell>
          <table:table-cell table:style-name="ce2" table:formula="of:=[.P7]*[.P7]" office:value-type="float" office:value="1.36539225" calcext:value-type="float">
            <text:p>1.36539225</text:p>
          </table:table-cell>
          <table:table-cell/>
          <table:table-cell table:style-name="ce2" table:formula="of:=[.N7]+[.$Q$2]" office:value-type="float" office:value="0.51666666667" calcext:value-type="float">
            <text:p>0.51666666667</text:p>
          </table:table-cell>
          <table:table-cell table:number-columns-repeated="1005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C8] * [.$D$2]" office:value-type="float" office:value="9.81" calcext:value-type="float">
            <text:p>9.81</text:p>
          </table:table-cell>
          <table:table-cell table:style-name="ce1" office:value-type="float" office:value="98.1" calcext:value-type="float">
            <text:p>98.1</text:p>
          </table:table-cell>
          <table:table-cell/>
          <table:table-cell table:style-name="ce2" table:formula="of:=[.E8]/1000" office:value-type="float" office:value="0.0981" calcext:value-type="float">
            <text:p>0.0981</text:p>
          </table:table-cell>
          <table:table-cell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.8" calcext:value-type="float">
            <text:p>32.8</text:p>
          </table:table-cell>
          <table:table-cell table:style-name="ce2" table:formula="of:=[.O8]/20" office:value-type="float" office:value="1.64" calcext:value-type="float">
            <text:p>1.64</text:p>
          </table:table-cell>
          <table:table-cell table:style-name="ce2" table:formula="of:=[.P8]*[.P8]" office:value-type="float" office:value="2.6896" calcext:value-type="float">
            <text:p>2.6896</text:p>
          </table:table-cell>
          <table:table-cell/>
          <table:table-cell table:style-name="ce2" table:formula="of:=[.N8]+[.$Q$2]" office:value-type="float" office:value="1.01666666667" calcext:value-type="float">
            <text:p>1.01666666667</text:p>
          </table:table-cell>
          <table:table-cell table:number-columns-repeated="1005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.5" calcext:value-type="float">
            <text:p>1.5</text:p>
          </table:table-cell>
          <table:table-cell table:style-name="ce2" table:formula="of:=[.C9] * [.$D$2]" office:value-type="float" office:value="14.715" calcext:value-type="float">
            <text:p>14.715</text:p>
          </table:table-cell>
          <table:table-cell table:style-name="ce1" office:value-type="float" office:value="147" calcext:value-type="float">
            <text:p>147</text:p>
          </table:table-cell>
          <table:table-cell/>
          <table:table-cell table:style-name="ce2" table:formula="of:=[.E9]/1000" office:value-type="float" office:value="0.147" calcext:value-type="float">
            <text:p>0.147</text:p>
          </table:table-cell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40.2" calcext:value-type="float">
            <text:p>40.2</text:p>
          </table:table-cell>
          <table:table-cell table:style-name="ce2" table:formula="of:=[.O9]/20" office:value-type="float" office:value="2.01" calcext:value-type="float">
            <text:p>2.01</text:p>
          </table:table-cell>
          <table:table-cell table:style-name="ce2" table:formula="of:=[.P9]*[.P9]" office:value-type="float" office:value="4.0401" calcext:value-type="float">
            <text:p>4.0401</text:p>
          </table:table-cell>
          <table:table-cell/>
          <table:table-cell table:style-name="ce2" table:formula="of:=[.N9]+[.$Q$2]" office:value-type="float" office:value="1.51666666667" calcext:value-type="float">
            <text:p>1.51666666667</text:p>
          </table:table-cell>
          <table:table-cell table:number-columns-repeated="1005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C10] * [.$D$2]" office:value-type="float" office:value="19.62" calcext:value-type="float">
            <text:p>19.62</text:p>
          </table:table-cell>
          <table:table-cell table:style-name="ce1" office:value-type="float" office:value="196" calcext:value-type="float">
            <text:p>196</text:p>
          </table:table-cell>
          <table:table-cell/>
          <table:table-cell table:style-name="ce2" table:formula="of:=[.E10]/1000" office:value-type="float" office:value="0.196" calcext:value-type="float">
            <text:p>0.196</text:p>
          </table:table-cell>
          <table:table-cell table:number-columns-repeated="5"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.12" calcext:value-type="float">
            <text:p>46.12</text:p>
          </table:table-cell>
          <table:table-cell table:style-name="ce2" table:formula="of:=[.O10]/20" office:value-type="float" office:value="2.306" calcext:value-type="float">
            <text:p>2.306</text:p>
          </table:table-cell>
          <table:table-cell table:style-name="ce2" table:formula="of:=[.P10]*[.P10]" office:value-type="float" office:value="5.317636" calcext:value-type="float">
            <text:p>5.317636</text:p>
          </table:table-cell>
          <table:table-cell/>
          <table:table-cell table:style-name="ce2" table:formula="of:=[.N10]+[.$Q$2]" office:value-type="float" office:value="2.01666666667" calcext:value-type="float">
            <text:p>2.01666666667</text:p>
          </table:table-cell>
          <table:table-cell table:number-columns-repeated="1005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[.C11] * [.$D$2]" office:value-type="float" office:value="49.05" calcext:value-type="float">
            <text:p>49.05</text:p>
          </table:table-cell>
          <table:table-cell table:style-name="ce1" office:value-type="float" office:value="491" calcext:value-type="float">
            <text:p>491</text:p>
          </table:table-cell>
          <table:table-cell/>
          <table:table-cell table:style-name="ce2" table:formula="of:=[.E11]/1000" office:value-type="float" office:value="0.491" calcext:value-type="float">
            <text:p>0.491</text:p>
          </table:table-cell>
          <table:table-cell table:number-columns-repeated="5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2.7" calcext:value-type="float">
            <text:p>72.7</text:p>
          </table:table-cell>
          <table:table-cell table:style-name="ce2" table:formula="of:=[.O11]/20" office:value-type="float" office:value="3.635" calcext:value-type="float">
            <text:p>3.635</text:p>
          </table:table-cell>
          <table:table-cell table:style-name="ce2" table:formula="of:=[.P11]*[.P11]" office:value-type="float" office:value="13.213225" calcext:value-type="float">
            <text:p>13.213225</text:p>
          </table:table-cell>
          <table:table-cell/>
          <table:table-cell table:style-name="ce2" table:formula="of:=[.N11]+[.$Q$2]" office:value-type="float" office:value="5.01666666667" calcext:value-type="float">
            <text:p>5.01666666667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>
            <draw:frame table:end-cell-address="Cw7.T32" table:end-x="12.93pt" table:end-y="2.98pt" draw:z-index="1" draw:name="Chart 6" draw:style-name="gr1" draw:text-style-name="P1" svg:width="449.97pt" svg:height="278.22pt" svg:x="54pt" svg:y="8.25pt">
              <draw:object draw:notify-on-update-of-ranges="Cw7.Q6:Cw7.Q11 Cw7.S6:Cw7.S1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Cw7.G33" table:end-x="54.68pt" table:end-y="13.46pt" draw:z-index="0" draw:name="Chart 5" draw:style-name="gr1" draw:text-style-name="P1" svg:width="449.97pt" svg:height="278.22pt" svg:x="3.37pt" svg:y="3pt">
              <draw:object draw:notify-on-update-of-ranges="Cw7.E6:Cw7.E7 Cw7.E8:Cw7.E11 Cw7.D8:Cw7.D1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2"/>
        </table:table-row>
        <table:table-row table:style-name="ro2">
          <table:table-cell table:number-columns-repeated="20"/>
          <table:table-cell table:style-name="ce4" office:value-type="string" calcext:value-type="string">
            <text:p>REGLINP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4" office:value-type="string" calcext:value-type="string">
            <text:p>REGLINP</text:p>
          </table:table-cell>
          <table:table-cell table:number-columns-repeated="11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10"/>
          <table:table-cell table:style-name="ce5" table:number-matrix-columns-spanned="2" table:number-matrix-rows-spanned="5" table:formula="of:=LINEST([.Q6:.Q11];[.S6:.S11];1;1)" office:value-type="float" office:value="2.63227935432526" calcext:value-type="float">
            <text:p>2.63227935432526</text:p>
          </table:table-cell>
          <table:table-cell table:style-name="ce5" office:value-type="float" office:value="0.0142971554468208" calcext:value-type="float">
            <text:p>0.014297155446821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number-matrix-columns-spanned="2" table:number-matrix-rows-spanned="5" table:formula="of:=LINEST([.G6:.G11];[.D6:.D11];1;1)" office:value-type="float" office:value="0.0100108003625987" calcext:value-type="float">
            <text:p>0.010010800362599</text:p>
          </table:table-cell>
          <table:table-cell table:style-name="ce5" office:value-type="float" office:value="-0.000151833910034649" calcext:value-type="float">
            <text:p>-0.000151833910035</text:p>
          </table:table-cell>
          <table:table-cell table:number-columns-repeated="10"/>
          <table:table-cell table:style-name="ce5" office:value-type="float" office:value="0.00485835537886009" calcext:value-type="float">
            <text:p>0.00485835537886</text:p>
          </table:table-cell>
          <table:table-cell table:style-name="ce5" office:value-type="float" office:value="0.0113775853226825" calcext:value-type="float">
            <text:p>0.011377585322683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office:value-type="float" office:value="0.00000494262762519521" calcext:value-type="float">
            <text:p>4.94262762519521E-06</text:p>
          </table:table-cell>
          <table:table-cell table:style-name="ce5" office:value-type="float" office:value="0.000112956218467073" calcext:value-type="float">
            <text:p>0.000112956218467</text:p>
          </table:table-cell>
          <table:table-cell table:number-columns-repeated="10"/>
          <table:table-cell table:style-name="ce5" office:value-type="float" office:value="0.999986373990814" calcext:value-type="float">
            <text:p>0.999986373990814</text:p>
          </table:table-cell>
          <table:table-cell table:style-name="ce5" office:value-type="float" office:value="0.0188489684030958" calcext:value-type="float">
            <text:p>0.018848968403096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office:value-type="float" office:value="0.999999024925608" calcext:value-type="float">
            <text:p>0.999999024925608</text:p>
          </table:table-cell>
          <table:table-cell table:style-name="ce5" office:value-type="float" office:value="0.000188115770876853" calcext:value-type="float">
            <text:p>0.000188115770877</text:p>
          </table:table-cell>
          <table:table-cell table:number-columns-repeated="10"/>
          <table:table-cell table:style-name="ce5" office:value-type="float" office:value="293552.238325824" calcext:value-type="float">
            <text:p>293552.23832582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office:value-type="float" office:value="4102247.10280007" calcext:value-type="float">
            <text:p>4102247.1028000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"/>
          <table:table-cell table:style-name="ce5" office:value-type="float" office:value="104.294298915147" calcext:value-type="float">
            <text:p>104.294298915147</text:p>
          </table:table-cell>
          <table:table-cell table:style-name="ce5" office:value-type="float" office:value="0.00142113443944361" calcext:value-type="float">
            <text:p>0.001421134439444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office:value-type="float" office:value="0.14516844678316" calcext:value-type="float">
            <text:p>0.14516844678316</text:p>
          </table:table-cell>
          <table:table-cell table:style-name="ce5" office:value-type="float" office:value="0.000000141550173010371" calcext:value-type="float">
            <text:p>1.41550173010371E-07</text:p>
          </table:table-cell>
          <table:table-cell table:number-columns-repeated="1014"/>
        </table:table-row>
        <table:table-row table:style-name="ro2">
          <table:table-cell table:number-columns-repeated="20"/>
          <table:table-cell table:style-name="ce4" office:value-type="string" calcext:value-type="string">
            <text:p>a = (4pi^2)/k</text:p>
          </table:table-cell>
          <table:table-cell table:style-name="ce4" office:value-type="string" calcext:value-type="string">
            <text:p>b = (4pi^2)/k * mef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4" office:value-type="string" calcext:value-type="string">
            <text:p>a = 1/k</text:p>
          </table:table-cell>
          <table:table-cell table:number-columns-repeated="11"/>
          <table:table-cell table:style-name="ce4" office:value-type="string" calcext:value-type="string">
            <text:p>k = </text:p>
          </table:table-cell>
          <table:table-cell table:number-columns-repeated="1003"/>
        </table:table-row>
        <table:table-row table:style-name="ro2">
          <table:table-cell table:number-columns-repeated="8"/>
          <table:table-cell table:style-name="ce4" office:value-type="string" calcext:value-type="string">
            <text:p>k=</text:p>
          </table:table-cell>
          <table:table-cell/>
          <table:table-cell table:style-name="ce4" office:value-type="string" calcext:value-type="string">
            <text:p>u(k)=</text:p>
          </table:table-cell>
          <table:table-cell table:number-columns-repeated="9"/>
          <table:table-cell table:style-name="ce5" table:formula="of:=(4*PI()*PI())/[.U20]" office:value-type="float" office:value="14.99780695" calcext:value-type="float">
            <text:p>14.99780695</text:p>
          </table:table-cell>
          <table:table-cell table:number-columns-repeated="1003"/>
        </table:table-row>
        <table:table-row table:style-name="ro2">
          <table:table-cell table:number-columns-repeated="8"/>
          <table:table-cell table:style-name="ce5" table:formula="of:=1/[.I21]" office:value-type="float" office:value="99.8921129" calcext:value-type="float">
            <text:p>99.8921129</text:p>
          </table:table-cell>
          <table:table-cell/>
          <table:table-cell table:style-name="ce5" table:formula="of:=(1/([.I21]*[.I21]))*([.I22]/2)" office:value-type="float" office:value="0.02465984231" calcext:value-type="float">
            <text:p>0.02465984231</text:p>
          </table:table-cell>
          <table:table-cell table:number-columns-repeated="1013"/>
        </table:table-row>
        <table:table-row table:style-name="ro2">
          <table:table-cell table:number-columns-repeated="20"/>
          <table:table-cell table:style-name="ce4" office:value-type="string" calcext:value-type="string">
            <text:p>u(k)</text:p>
          </table:table-cell>
          <table:table-cell table:number-columns-repeated="1003"/>
        </table:table-row>
        <table:table-row table:style-name="ro2">
          <table:table-cell table:number-columns-repeated="20"/>
          <table:table-cell table:style-name="ce5" table:formula="of:=(4*PI()*PI())/([.U20]*[.U20]) * [.U21]" office:value-type="float" office:value="0.02768120943" calcext:value-type="float">
            <text:p>0.02768120943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9"/>
          <table:table-cell table:style-name="ce4" office:value-type="string" calcext:value-type="string">
            <text:p>W m: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1" office:value-type="string" calcext:value-type="string">
            <text:p>Wartość </text:p>
          </table:table-cell>
          <table:table-cell table:style-name="ce1" office:value-type="string" calcext:value-type="string">
            <text:p>Niepewność</text:p>
          </table:table-cell>
          <table:table-cell table:number-columns-repeated="5"/>
          <table:table-cell table:style-name="ce2"/>
          <table:table-cell table:style-name="ce1" office:value-type="string" calcext:value-type="string">
            <text:p>Wartość </text:p>
          </table:table-cell>
          <table:table-cell table:style-name="ce1" office:value-type="string" calcext:value-type="string">
            <text:p>Niepewność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Liczba zwojów</text:p>
          </table:table-cell>
          <table:covered-table-cell table:style-name="ce6"/>
          <table:covered-table-cell table:style-name="ce7"/>
          <table:table-cell table:number-columns-repeated="5"/>
          <table:table-cell table:style-name="ce1" office:value-type="string" calcext:value-type="string" table:number-columns-spanned="3" table:number-rows-spanned="1">
            <text:p>Liczba zwojów</text:p>
          </table:table-cell>
          <table:covered-table-cell table:style-name="ce6"/>
          <table:covered-table-cell table:style-name="ce7"/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n</text:p>
          </table:table-cell>
          <table:table-cell table:style-name="ce1" office:value-type="float" office:value="200" calcext:value-type="float">
            <text:p>200</text:p>
          </table:table-cell>
          <table:table-cell table:style-name="ce2"/>
          <table:table-cell/>
          <table:table-cell table:style-name="ce2"/>
          <table:table-cell table:style-name="ce1" office:value-type="string" calcext:value-type="string">
            <text:p>Wartość </text:p>
          </table:table-cell>
          <table:table-cell table:style-name="ce1" office:value-type="string" calcext:value-type="string">
            <text:p>Niepewność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float" office:value="200" calcext:value-type="float">
            <text:p>200</text:p>
          </table:table-cell>
          <table:table-cell table:style-name="ce2"/>
          <table:table-cell/>
          <table:table-cell table:style-name="ce2"/>
          <table:table-cell table:style-name="ce1" office:value-type="string" calcext:value-type="string">
            <text:p>Wartość </text:p>
          </table:table-cell>
          <table:table-cell table:style-name="ce1" office:value-type="string" calcext:value-type="string">
            <text:p>Niepewność</text:p>
          </table:table-cell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Średnica drutów:</text:p>
          </table:table-cell>
          <table:covered-table-cell table:style-name="ce6"/>
          <table:covered-table-cell table:style-name="ce7"/>
          <table:table-cell/>
          <table:table-cell table:style-name="ce1" office:value-type="string" calcext:value-type="string" table:number-columns-spanned="3" table:number-rows-spanned="1">
            <text:p>promień druta</text:p>
          </table:table-cell>
          <table:covered-table-cell table:style-name="ce6"/>
          <table:covered-table-cell table:style-name="ce7"/>
          <table:table-cell/>
          <table:table-cell table:style-name="ce1" office:value-type="string" calcext:value-type="string" table:number-columns-spanned="3" table:number-rows-spanned="1">
            <text:p>Średnica drutów:</text:p>
          </table:table-cell>
          <table:covered-table-cell table:style-name="ce6"/>
          <table:covered-table-cell table:style-name="ce7"/>
          <table:table-cell/>
          <table:table-cell table:style-name="ce1" office:value-type="string" calcext:value-type="string" table:number-columns-spanned="3" table:number-rows-spanned="1">
            <text:p>promień druta</text:p>
          </table:table-cell>
          <table:covered-table-cell table:style-name="ce6"/>
          <table:covered-table-cell table:style-name="ce7"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office:annotation draw:style-name="gr2" draw:text-style-name="P3" svg:width="328.51pt" svg:height="42.72pt" svg:x="151.54pt" svg:y="637.51pt" draw:caption-point-x="-11.54pt" draw:caption-point-y="-22.99pt">
              <dc:date>2025-11-26T00:00:00</dc:date>
              <text:p text:style-name="P2">obliczyć średnią na podstawie paru pomiarów (3)</text:p>
              <text:p text:style-name="P2"><text:tab/>-Mateusz Nowak</text:p>
            </office:annotation>
            <text:p>2r[mm]</text:p>
          </table:table-cell>
          <table:table-cell table:style-name="ce2" table:formula="of:=[.F47]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/>
          <table:table-cell table:style-name="ce1" office:value-type="string" calcext:value-type="string">
            <text:p>r[mm]</text:p>
          </table:table-cell>
          <table:table-cell table:style-name="ce2" table:formula="of:=[.C40]/2" office:value-type="float" office:value="0.25" calcext:value-type="float">
            <text:p>0.25</text:p>
          </table:table-cell>
          <table:table-cell table:style-name="ce2" table:formula="of:=[.D40]/2" office:value-type="float" office:value="0.025" calcext:value-type="float">
            <text:p>0.025</text:p>
          </table:table-cell>
          <table:table-cell/>
          <table:table-cell table:style-name="ce1" office:value-type="string" calcext:value-type="string">
            <text:p>2r[m]</text:p>
          </table:table-cell>
          <table:table-cell table:style-name="ce2" table:formula="of:=[.C40]/1000" office:value-type="float" office:value="0.0005" calcext:value-type="float">
            <text:p>0.0005</text:p>
          </table:table-cell>
          <table:table-cell table:style-name="ce2" table:formula="of:=[.D40]/1000" office:value-type="float" office:value="0.00005" calcext:value-type="float">
            <text:p>5E-05</text:p>
          </table:table-cell>
          <table:table-cell/>
          <table:table-cell table:style-name="ce1" office:value-type="string" calcext:value-type="string">
            <text:p>r[m]</text:p>
          </table:table-cell>
          <table:table-cell table:style-name="ce2" table:formula="of:=[.K40]/2" office:value-type="float" office:value="0.00025" calcext:value-type="float">
            <text:p>0.00025</text:p>
          </table:table-cell>
          <table:table-cell table:style-name="ce3" table:formula="of:=[.L40]/2" office:value-type="float" office:value="0.000025" calcext:value-type="float">
            <text:p>0.000025</text:p>
          </table:table-cell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Średnica sprężyny</text:p>
          </table:table-cell>
          <table:covered-table-cell table:style-name="ce6"/>
          <table:covered-table-cell table:style-name="ce7"/>
          <table:table-cell/>
          <table:table-cell table:style-name="ce1" office:value-type="string" calcext:value-type="string" table:number-columns-spanned="3" table:number-rows-spanned="1">
            <text:p>promień sprężyny</text:p>
          </table:table-cell>
          <table:covered-table-cell table:style-name="ce6"/>
          <table:covered-table-cell table:style-name="ce7"/>
          <table:table-cell/>
          <table:table-cell table:style-name="ce1" office:value-type="string" calcext:value-type="string" table:number-columns-spanned="3" table:number-rows-spanned="1">
            <text:p>Średnica sprężyny</text:p>
          </table:table-cell>
          <table:covered-table-cell table:style-name="ce6"/>
          <table:covered-table-cell table:style-name="ce7"/>
          <table:table-cell/>
          <table:table-cell table:style-name="ce1" office:value-type="string" calcext:value-type="string" table:number-columns-spanned="3" table:number-rows-spanned="1">
            <text:p>promień sprężyny</text:p>
          </table:table-cell>
          <table:covered-table-cell table:style-name="ce6"/>
          <table:covered-table-cell table:style-name="ce7"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office:annotation draw:style-name="gr3" draw:text-style-name="P3" svg:width="328.51pt" svg:height="42.75pt" svg:x="151.54pt" svg:y="669pt" draw:caption-point-x="-11.54pt" draw:caption-point-y="-22.99pt">
              <dc:date>2025-11-26T00:00:00</dc:date>
              <text:p text:style-name="P2">obliczyć średnią na podstawie paru pomiarów (3)</text:p>
              <text:p text:style-name="P2"><text:tab/>-Mateusz Nowak</text:p>
            </office:annotation>
            <text:p>2R[mm]</text:p>
          </table:table-cell>
          <table:table-cell table:style-name="ce2" table:formula="of:=[.F48]" office:value-type="float" office:value="25" calcext:value-type="float">
            <text:p>25</text:p>
          </table:table-cell>
          <table:table-cell table:style-name="ce1" office:value-type="float" office:value="0.05" calcext:value-type="float">
            <text:p>0.05</text:p>
          </table:table-cell>
          <table:table-cell/>
          <table:table-cell table:style-name="ce1" office:value-type="string" calcext:value-type="string">
            <text:p>R[mm]</text:p>
          </table:table-cell>
          <table:table-cell table:style-name="ce2" table:formula="of:=[.C42]/2" office:value-type="float" office:value="12.5" calcext:value-type="float">
            <text:p>12.5</text:p>
          </table:table-cell>
          <table:table-cell table:style-name="ce2" table:formula="of:=[.D42]/2" office:value-type="float" office:value="0.025" calcext:value-type="float">
            <text:p>0.025</text:p>
          </table:table-cell>
          <table:table-cell/>
          <table:table-cell table:style-name="ce1" office:value-type="string" calcext:value-type="string">
            <text:p>2R[m]</text:p>
          </table:table-cell>
          <table:table-cell table:style-name="ce2" table:formula="of:=[.C42]/1000" office:value-type="float" office:value="0.025" calcext:value-type="float">
            <text:p>0.025</text:p>
          </table:table-cell>
          <table:table-cell table:style-name="ce2" table:formula="of:=[.D42]/1000" office:value-type="float" office:value="0.00005" calcext:value-type="float">
            <text:p>5E-05</text:p>
          </table:table-cell>
          <table:table-cell/>
          <table:table-cell table:style-name="ce1" office:value-type="string" calcext:value-type="string">
            <text:p>R[m]</text:p>
          </table:table-cell>
          <table:table-cell table:style-name="ce2" table:formula="of:=[.K42]/2" office:value-type="float" office:value="0.0125" calcext:value-type="float">
            <text:p>0.0125</text:p>
          </table:table-cell>
          <table:table-cell table:style-name="ce2" table:formula="of:=[.L42]/2" office:value-type="float" office:value="0.000025" calcext:value-type="float">
            <text:p>2.5E-05</text:p>
          </table:table-cell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współczynnik sprężystości:</text:p>
          </table:table-cell>
          <table:covered-table-cell table:style-name="ce6"/>
          <table:covered-table-cell table:style-name="ce7"/>
          <table:table-cell/>
          <table:table-cell table:style-name="ce1" office:value-type="string" calcext:value-type="string" table:number-columns-spanned="3" table:number-rows-spanned="1">
            <text:p>moduł sztywności</text:p>
          </table:table-cell>
          <table:covered-table-cell table:style-name="ce6"/>
          <table:covered-table-cell table:style-name="ce7"/>
          <table:table-cell/>
          <table:table-cell table:style-name="ce1" office:value-type="string" calcext:value-type="string" table:number-columns-spanned="3" table:number-rows-spanned="1">
            <text:p>współczynnik sprężystości:</text:p>
          </table:table-cell>
          <table:covered-table-cell table:style-name="ce6"/>
          <table:covered-table-cell table:style-name="ce7"/>
          <table:table-cell/>
          <table:table-cell table:style-name="ce1" office:value-type="string" calcext:value-type="string" table:number-columns-spanned="3" table:number-rows-spanned="1">
            <text:p>moduł sztywności</text:p>
          </table:table-cell>
          <table:covered-table-cell table:style-name="ce6"/>
          <table:covered-table-cell table:style-name="ce7"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office:annotation draw:style-name="gr3" draw:text-style-name="P3" svg:width="328.51pt" svg:height="42.75pt" svg:x="151.54pt" svg:y="700.5pt" draw:caption-point-x="-11.54pt" draw:caption-point-y="-22.99pt">
              <dc:date>2025-11-26T00:00:00</dc:date>
              <text:p text:style-name="P2">Wpisać k z mniejszą niepewnością</text:p>
              <text:p text:style-name="P2"><text:tab/>-Mateusz Nowak</text:p>
            </office:annotation>
            <text:p>k[N/m]</text:p>
          </table:table-cell>
          <table:table-cell table:style-name="ce1" office:value-type="float" office:value="99.89" calcext:value-type="float">
            <text:p>99.89</text:p>
          </table:table-cell>
          <table:table-cell table:style-name="ce1" office:value-type="float" office:value="0.0246" calcext:value-type="float">
            <text:p>0.0246</text:p>
          </table:table-cell>
          <table:table-cell/>
          <table:table-cell table:style-name="ce1" office:value-type="string" calcext:value-type="string">
            <text:p>G[GPa]</text:p>
          </table:table-cell>
          <table:table-cell table:style-name="ce2"/>
          <table:table-cell table:style-name="ce1"/>
          <table:table-cell/>
          <table:table-cell table:style-name="ce1" office:value-type="string" calcext:value-type="string">
            <text:p>k[N/m]</text:p>
          </table:table-cell>
          <table:table-cell table:style-name="ce1" office:value-type="float" office:value="14.99" calcext:value-type="float">
            <text:p>14.99</text:p>
          </table:table-cell>
          <table:table-cell table:style-name="ce1" table:formula="of:=[.D44]" office:value-type="float" office:value="0.0246" calcext:value-type="float">
            <text:p>0.0246</text:p>
          </table:table-cell>
          <table:table-cell/>
          <table:table-cell table:style-name="ce1" office:value-type="string" calcext:value-type="string">
            <text:p>G [GPa]</text:p>
          </table:table-cell>
          <table:table-cell table:style-name="ce2" table:formula="of:=((4*[.K38]*[.K44]*[.O42]*[.O42]*[.O42])/([.O40]*[.O40]*[.O40]*[.O40]))/1000000000" office:value-type="float" office:value="5996" calcext:value-type="float">
            <text:p>5996</text:p>
          </table:table-cell>
          <table:table-cell table:style-name="ce1" table:formula="of:=((4*[.K38]*[.O42]*[.O42])/([.O40]*[.O40]*[.O40]*[.O40])*SQRT([.O42]*[.O42]*[.L44]*[.L44] + [.K44]*[.K44]* (9*[.P42]*[.P42] + (16*(([.O42]*[.O42])/([.O40]*[.O40]))*[.P40]*[.P40]))))/1000000000" office:value-type="float" office:value="2398.689988" calcext:value-type="float">
            <text:p>2398.689988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Pomiary średnic:</text:p>
          </table:table-cell>
          <table:covered-table-cell table:style-name="ce6"/>
          <table:covered-table-cell table:style-name="ce7"/>
          <table:table-cell table:style-name="ce2"/>
          <table:table-cell table:style-name="ce1" office:value-type="string" calcext:value-type="string">
            <text:p>Średnia: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2r[mm]</text:p>
          </table:table-cell>
          <table:table-cell table:number-columns-repeated="3" table:style-name="ce1" office:value-type="float" office:value="0.5" calcext:value-type="float">
            <text:p>0.5</text:p>
          </table:table-cell>
          <table:table-cell table:style-name="ce2" table:formula="of:=SUM([.C47:.E47])/3" office:value-type="float" office:value="0.5" calcext:value-type="float">
            <text:p>0.5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2R[mm]</text:p>
          </table:table-cell>
          <table:table-cell table:number-columns-repeated="3" table:style-name="ce1" office:value-type="float" office:value="25" calcext:value-type="float">
            <text:p>25</text:p>
          </table:table-cell>
          <table:table-cell table:style-name="ce2" table:formula="of:=SUM([.C48:.E48])/3" office:value-type="float" office:value="25" calcext:value-type="float">
            <text:p>25</text:p>
          </table:table-cell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w8" table:style-name="ta3">
        <table:table-column table:style-name="co1" table:number-columns-repeated="9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IDC</text:p>
          </table:table-cell>
          <table:table-cell table:style-name="ce1" office:value-type="string" calcext:value-type="string">
            <text:p>UDC</text:p>
          </table:table-cell>
          <table:table-cell table:style-name="ce1" office:value-type="string" calcext:value-type="string">
            <text:p>IAC</text:p>
          </table:table-cell>
          <table:table-cell table:style-name="ce1" office:value-type="string" calcext:value-type="string">
            <text:p>UAC</text:p>
          </table:table-cell>
          <table:table-cell/>
          <table:table-cell table:style-name="ce1" office:value-type="string" calcext:value-type="string">
            <text:p>f[Hz]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V</text:p>
          </table:table-cell>
          <table:table-cell>
            <draw:frame table:end-cell-address="Cw8.L22" table:end-x="31.35pt" table:end-y="2.95pt" draw:z-index="1" draw:name="Chart 8" draw:style-name="gr1" draw:text-style-name="P1" svg:width="449.97pt" svg:height="278.22pt" svg:x="31.49pt" svg:y="8.25pt">
              <draw:object draw:notify-on-update-of-ranges="Cw8.B5:Cw8.B34 Cw8.C5:Cw8.C3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2">
          <table:table-cell/>
          <table:table-cell table:style-name="ce8" office:value-type="float" office:value="0.0067" calcext:value-type="float">
            <text:p>0.0067</text:p>
          </table:table-cell>
          <table:table-cell table:style-name="ce1" office:value-type="float" office:value="0.2" calcext:value-type="float">
            <text:p>0.2</text:p>
          </table:table-cell>
          <table:table-cell table:style-name="ce8" office:value-type="float" office:value="0.0036" calcext:value-type="float">
            <text:p>0.0036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7"/>
          <table:table-cell table:style-name="ce4" office:value-type="string" calcext:value-type="string">
            <text:p>REGLINP 1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0.0133" calcext:value-type="float">
            <text:p>0.0133</text:p>
          </table:table-cell>
          <table:table-cell table:style-name="ce1" office:value-type="float" office:value="0.4" calcext:value-type="float">
            <text:p>0.4</text:p>
          </table:table-cell>
          <table:table-cell table:style-name="ce8" office:value-type="float" office:value="0.0072" calcext:value-type="float">
            <text:p>0.0072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7"/>
          <table:table-cell table:style-name="ce5" table:number-matrix-columns-spanned="2" table:number-matrix-rows-spanned="5" table:formula="of:=LINEST([.B5:.B34];[.C5:.C34];0;1)" office:value-type="float" office:value="0.0333331570597567" calcext:value-type="float">
            <text:p>0.03333315705975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float" office:value="0.02" calcext:value-type="float">
            <text:p>0.02</text:p>
          </table:table-cell>
          <table:table-cell table:style-name="ce1" office:value-type="float" office:value="0.6" calcext:value-type="float">
            <text:p>0.6</text:p>
          </table:table-cell>
          <table:table-cell table:style-name="ce8" office:value-type="float" office:value="0.0107" calcext:value-type="float">
            <text:p>0.0107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7"/>
          <table:table-cell table:style-name="ce5" office:value-type="float" office:value="0.00000142304659203318" calcext:value-type="float">
            <text:p>1.42304659203318E-06</text:p>
          </table:table-cell>
          <table:table-cell table:style-name="ce5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float" office:value="0.0267" calcext:value-type="float">
            <text:p>0.0267</text:p>
          </table:table-cell>
          <table:table-cell table:style-name="ce1" office:value-type="float" office:value="0.8" calcext:value-type="float">
            <text:p>0.8</text:p>
          </table:table-cell>
          <table:table-cell table:style-name="ce8" office:value-type="float" office:value="0.0143" calcext:value-type="float">
            <text:p>0.0143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7"/>
          <table:table-cell table:style-name="ce5" office:value-type="float" office:value="0.999999947145336" calcext:value-type="float">
            <text:p>0.999999947145336</text:p>
          </table:table-cell>
          <table:table-cell table:style-name="ce5" office:value-type="float" office:value="0.0000276745062881233" calcext:value-type="float">
            <text:p>2.76745062881233E-05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float" office:value="0.0333" calcext:value-type="float">
            <text:p>0.0333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0.0179" calcext:value-type="float">
            <text:p>0.017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/>
          <table:table-cell table:style-name="ce5" office:value-type="float" office:value="548674350.385703" calcext:value-type="float">
            <text:p>548674350.385703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float" office:value="0.04" calcext:value-type="float">
            <text:p>0.04</text:p>
          </table:table-cell>
          <table:table-cell table:style-name="ce1" office:value-type="float" office:value="1.2" calcext:value-type="float">
            <text:p>1.2</text:p>
          </table:table-cell>
          <table:table-cell table:style-name="ce8" office:value-type="float" office:value="0.0215" calcext:value-type="float">
            <text:p>0.0215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7"/>
          <table:table-cell table:style-name="ce5" office:value-type="float" office:value="0.42021777778953" calcext:value-type="float">
            <text:p>0.42021777778953</text:p>
          </table:table-cell>
          <table:table-cell table:style-name="ce5" office:value-type="float" office:value="0.00000002221047065045" calcext:value-type="float">
            <text:p>2.221047065045E-08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float" office:value="0.0467" calcext:value-type="float">
            <text:p>0.0467</text:p>
          </table:table-cell>
          <table:table-cell table:style-name="ce1" office:value-type="float" office:value="1.4" calcext:value-type="float">
            <text:p>1.4</text:p>
          </table:table-cell>
          <table:table-cell table:style-name="ce8" office:value-type="float" office:value="0.0251" calcext:value-type="float">
            <text:p>0.0251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float" office:value="0.0533" calcext:value-type="float">
            <text:p>0.0533</text:p>
          </table:table-cell>
          <table:table-cell table:style-name="ce1" office:value-type="float" office:value="1.6" calcext:value-type="float">
            <text:p>1.6</text:p>
          </table:table-cell>
          <table:table-cell table:style-name="ce8" office:value-type="float" office:value="0.0286" calcext:value-type="float">
            <text:p>0.0286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7"/>
          <table:table-cell table:style-name="ce4" office:value-type="string" calcext:value-type="string">
            <text:p>Idc = 1/R * Udc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0.06" calcext:value-type="float">
            <text:p>0.06</text:p>
          </table:table-cell>
          <table:table-cell table:style-name="ce1" office:value-type="float" office:value="1.8" calcext:value-type="float">
            <text:p>1.8</text:p>
          </table:table-cell>
          <table:table-cell table:style-name="ce8" office:value-type="float" office:value="0.0322" calcext:value-type="float">
            <text:p>0.0322</text:p>
          </table:table-cell>
          <table:table-cell table:style-name="ce1" office:value-type="float" office:value="1.8" calcext:value-type="float">
            <text:p>1.8</text:p>
          </table:table-cell>
          <table:table-cell table:number-columns-repeated="7"/>
          <table:table-cell table:style-name="ce4" office:value-type="string" calcext:value-type="string">
            <text:p>1/R = a = G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0.0667" calcext:value-type="float">
            <text:p>0.0667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0.0358" calcext:value-type="float">
            <text:p>0.035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float" office:value="0.0733" calcext:value-type="float">
            <text:p>0.0733</text:p>
          </table:table-cell>
          <table:table-cell table:style-name="ce1" office:value-type="float" office:value="2.2" calcext:value-type="float">
            <text:p>2.2</text:p>
          </table:table-cell>
          <table:table-cell table:style-name="ce8" office:value-type="float" office:value="0.0394" calcext:value-type="float">
            <text:p>0.0394</text:p>
          </table:table-cell>
          <table:table-cell table:style-name="ce1" office:value-type="float" office:value="2.2" calcext:value-type="float">
            <text:p>2.2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float" office:value="0.08" calcext:value-type="float">
            <text:p>0.08</text:p>
          </table:table-cell>
          <table:table-cell table:style-name="ce1" office:value-type="float" office:value="2.4" calcext:value-type="float">
            <text:p>2.4</text:p>
          </table:table-cell>
          <table:table-cell table:style-name="ce8" office:value-type="float" office:value="0.043" calcext:value-type="float">
            <text:p>0.043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float" office:value="0.0867" calcext:value-type="float">
            <text:p>0.0867</text:p>
          </table:table-cell>
          <table:table-cell table:style-name="ce1" office:value-type="float" office:value="2.6" calcext:value-type="float">
            <text:p>2.6</text:p>
          </table:table-cell>
          <table:table-cell table:style-name="ce8" office:value-type="float" office:value="0.0465" calcext:value-type="float">
            <text:p>0.0465</text:p>
          </table:table-cell>
          <table:table-cell table:style-name="ce1" office:value-type="float" office:value="2.6" calcext:value-type="float">
            <text:p>2.6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float" office:value="0.0933" calcext:value-type="float">
            <text:p>0.0933</text:p>
          </table:table-cell>
          <table:table-cell table:style-name="ce1" office:value-type="float" office:value="2.8" calcext:value-type="float">
            <text:p>2.8</text:p>
          </table:table-cell>
          <table:table-cell table:style-name="ce8" office:value-type="float" office:value="0.0501" calcext:value-type="float">
            <text:p>0.0501</text:p>
          </table:table-cell>
          <table:table-cell table:style-name="ce1" office:value-type="float" office:value="2.8" calcext:value-type="float">
            <text:p>2.8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0.0537" calcext:value-type="float">
            <text:p>0.053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float" office:value="0.1067" calcext:value-type="float">
            <text:p>0.1067</text:p>
          </table:table-cell>
          <table:table-cell table:style-name="ce1" office:value-type="float" office:value="3.2" calcext:value-type="float">
            <text:p>3.2</text:p>
          </table:table-cell>
          <table:table-cell table:style-name="ce8" office:value-type="float" office:value="0.0573" calcext:value-type="float">
            <text:p>0.0573</text:p>
          </table:table-cell>
          <table:table-cell table:style-name="ce1" office:value-type="float" office:value="3.2" calcext:value-type="float">
            <text:p>3.2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float" office:value="0.1133" calcext:value-type="float">
            <text:p>0.1133</text:p>
          </table:table-cell>
          <table:table-cell table:style-name="ce1" office:value-type="float" office:value="3.4" calcext:value-type="float">
            <text:p>3.4</text:p>
          </table:table-cell>
          <table:table-cell table:style-name="ce8" office:value-type="float" office:value="0.0609" calcext:value-type="float">
            <text:p>0.0609</text:p>
          </table:table-cell>
          <table:table-cell table:style-name="ce1" office:value-type="float" office:value="3.4" calcext:value-type="float">
            <text:p>3.4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float" office:value="0.12" calcext:value-type="float">
            <text:p>0.12</text:p>
          </table:table-cell>
          <table:table-cell table:style-name="ce1" office:value-type="float" office:value="3.6" calcext:value-type="float">
            <text:p>3.6</text:p>
          </table:table-cell>
          <table:table-cell table:style-name="ce8" office:value-type="float" office:value="0.0644" calcext:value-type="float">
            <text:p>0.0644</text:p>
          </table:table-cell>
          <table:table-cell table:style-name="ce1" office:value-type="float" office:value="3.6" calcext:value-type="float">
            <text:p>3.6</text:p>
          </table:table-cell>
          <table:table-cell>
            <draw:frame table:end-cell-address="Cw8.L40" table:end-x="32.12pt" table:end-y="8.99pt" draw:z-index="0" draw:name="Chart 7" draw:style-name="gr1" draw:text-style-name="P1" svg:width="449.97pt" svg:height="278.22pt" svg:x="32.26pt" svg:y="14.26pt">
              <draw:object draw:notify-on-update-of-ranges="Cw8.D5:Cw8.D34 Cw8.E5:Cw8.E3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/>
          <table:table-cell table:style-name="ce8" office:value-type="float" office:value="0.1267" calcext:value-type="float">
            <text:p>0.1267</text:p>
          </table:table-cell>
          <table:table-cell table:style-name="ce1" office:value-type="float" office:value="3.8" calcext:value-type="float">
            <text:p>3.8</text:p>
          </table:table-cell>
          <table:table-cell table:style-name="ce8" office:value-type="float" office:value="0.068" calcext:value-type="float">
            <text:p>0.068</text:p>
          </table:table-cell>
          <table:table-cell table:style-name="ce1" office:value-type="float" office:value="3.8" calcext:value-type="float">
            <text:p>3.8</text:p>
          </table:table-cell>
          <table:table-cell table:number-columns-repeated="7"/>
          <table:table-cell table:style-name="ce4" office:value-type="string" calcext:value-type="string">
            <text:p>REGLINP 2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0.1333" calcext:value-type="float">
            <text:p>0.1333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0.0716" calcext:value-type="float">
            <text:p>0.071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/>
          <table:table-cell table:style-name="ce5" table:number-matrix-columns-spanned="2" table:number-matrix-rows-spanned="5" table:formula="of:=LINEST([.D5:.D34];[.E5:.E34];0;1)" office:value-type="float" office:value="0.0178996827075621" calcext:value-type="float">
            <text:p>0.01789968270756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float" office:value="0.14" calcext:value-type="float">
            <text:p>0.14</text:p>
          </table:table-cell>
          <table:table-cell table:style-name="ce1" office:value-type="float" office:value="4.2" calcext:value-type="float">
            <text:p>4.2</text:p>
          </table:table-cell>
          <table:table-cell table:style-name="ce8" office:value-type="float" office:value="0.0752" calcext:value-type="float">
            <text:p>0.0752</text:p>
          </table:table-cell>
          <table:table-cell table:style-name="ce1" office:value-type="float" office:value="4.2" calcext:value-type="float">
            <text:p>4.2</text:p>
          </table:table-cell>
          <table:table-cell table:number-columns-repeated="7"/>
          <table:table-cell table:style-name="ce5" office:value-type="float" office:value="0.00000147809071955244" calcext:value-type="float">
            <text:p>1.47809071955244E-06</text:p>
          </table:table-cell>
          <table:table-cell table:style-name="ce5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float" office:value="0.1467" calcext:value-type="float">
            <text:p>0.1467</text:p>
          </table:table-cell>
          <table:table-cell table:style-name="ce1" office:value-type="float" office:value="4.4" calcext:value-type="float">
            <text:p>4.4</text:p>
          </table:table-cell>
          <table:table-cell table:style-name="ce8" office:value-type="float" office:value="0.0788" calcext:value-type="float">
            <text:p>0.0788</text:p>
          </table:table-cell>
          <table:table-cell table:style-name="ce1" office:value-type="float" office:value="4.4" calcext:value-type="float">
            <text:p>4.4</text:p>
          </table:table-cell>
          <table:table-cell table:number-columns-repeated="7"/>
          <table:table-cell table:style-name="ce5" office:value-type="float" office:value="0.999999802253217" calcext:value-type="float">
            <text:p>0.999999802253217</text:p>
          </table:table-cell>
          <table:table-cell table:style-name="ce5" office:value-type="float" office:value="0.0000287449695193937" calcext:value-type="float">
            <text:p>2.87449695193937E-05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float" office:value="0.1533" calcext:value-type="float">
            <text:p>0.1533</text:p>
          </table:table-cell>
          <table:table-cell table:style-name="ce1" office:value-type="float" office:value="4.6" calcext:value-type="float">
            <text:p>4.6</text:p>
          </table:table-cell>
          <table:table-cell table:style-name="ce8" office:value-type="float" office:value="0.0823" calcext:value-type="float">
            <text:p>0.0823</text:p>
          </table:table-cell>
          <table:table-cell table:style-name="ce1" office:value-type="float" office:value="4.6" calcext:value-type="float">
            <text:p>4.6</text:p>
          </table:table-cell>
          <table:table-cell table:number-columns-repeated="7"/>
          <table:table-cell table:style-name="ce5" office:value-type="float" office:value="146652167.080736" calcext:value-type="float">
            <text:p>146652167.080736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float" office:value="0.16" calcext:value-type="float">
            <text:p>0.16</text:p>
          </table:table-cell>
          <table:table-cell table:style-name="ce1" office:value-type="float" office:value="4.8" calcext:value-type="float">
            <text:p>4.8</text:p>
          </table:table-cell>
          <table:table-cell table:style-name="ce8" office:value-type="float" office:value="0.0859" calcext:value-type="float">
            <text:p>0.0859</text:p>
          </table:table-cell>
          <table:table-cell table:style-name="ce1" office:value-type="float" office:value="4.8" calcext:value-type="float">
            <text:p>4.8</text:p>
          </table:table-cell>
          <table:table-cell table:number-columns-repeated="7"/>
          <table:table-cell table:style-name="ce5" office:value-type="float" office:value="0.121174766038075" calcext:value-type="float">
            <text:p>0.121174766038075</text:p>
          </table:table-cell>
          <table:table-cell table:style-name="ce5" office:value-type="float" office:value="0.0000000239619249074553" calcext:value-type="float">
            <text:p>2.39619249074553E-08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float" office:value="0.1667" calcext:value-type="float">
            <text:p>0.1667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0.0895" calcext:value-type="float">
            <text:p>0.089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float" office:value="0.1733" calcext:value-type="float">
            <text:p>0.1733</text:p>
          </table:table-cell>
          <table:table-cell table:style-name="ce1" office:value-type="float" office:value="5.2" calcext:value-type="float">
            <text:p>5.2</text:p>
          </table:table-cell>
          <table:table-cell table:style-name="ce8" office:value-type="float" office:value="0.0931" calcext:value-type="float">
            <text:p>0.0931</text:p>
          </table:table-cell>
          <table:table-cell table:style-name="ce1" office:value-type="float" office:value="5.2" calcext:value-type="float">
            <text:p>5.2</text:p>
          </table:table-cell>
          <table:table-cell table:number-columns-repeated="7"/>
          <table:table-cell table:style-name="ce4" office:value-type="string" calcext:value-type="string">
            <text:p>Iac = 1/Z * Uac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0.18" calcext:value-type="float">
            <text:p>0.18</text:p>
          </table:table-cell>
          <table:table-cell table:style-name="ce1" office:value-type="float" office:value="5.4" calcext:value-type="float">
            <text:p>5.4</text:p>
          </table:table-cell>
          <table:table-cell table:style-name="ce8" office:value-type="float" office:value="0.0967" calcext:value-type="float">
            <text:p>0.0967</text:p>
          </table:table-cell>
          <table:table-cell table:style-name="ce1" office:value-type="float" office:value="5.4" calcext:value-type="float">
            <text:p>5.4</text:p>
          </table:table-cell>
          <table:table-cell table:number-columns-repeated="7"/>
          <table:table-cell table:style-name="ce4" office:value-type="string" calcext:value-type="string">
            <text:p>1/Z = Y = a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float" office:value="0.1867" calcext:value-type="float">
            <text:p>0.1867</text:p>
          </table:table-cell>
          <table:table-cell table:style-name="ce1" office:value-type="float" office:value="5.6" calcext:value-type="float">
            <text:p>5.6</text:p>
          </table:table-cell>
          <table:table-cell table:style-name="ce8" office:value-type="float" office:value="0.1002" calcext:value-type="float">
            <text:p>0.1002</text:p>
          </table:table-cell>
          <table:table-cell table:style-name="ce1" office:value-type="float" office:value="5.6" calcext:value-type="float">
            <text:p>5.6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float" office:value="0.1933" calcext:value-type="float">
            <text:p>0.1933</text:p>
          </table:table-cell>
          <table:table-cell table:style-name="ce1" office:value-type="float" office:value="5.8" calcext:value-type="float">
            <text:p>5.8</text:p>
          </table:table-cell>
          <table:table-cell table:style-name="ce8" office:value-type="float" office:value="0.1038" calcext:value-type="float">
            <text:p>0.1038</text:p>
          </table:table-cell>
          <table:table-cell table:style-name="ce1" office:value-type="float" office:value="5.8" calcext:value-type="float">
            <text:p>5.8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float" office:value="0.2" calcext:value-type="float">
            <text:p>0.2</text:p>
          </table:table-cell>
          <table:table-cell table:style-name="ce1" office:value-type="float" office:value="5.99999999999999" calcext:value-type="float">
            <text:p>5.99999999999999</text:p>
          </table:table-cell>
          <table:table-cell table:style-name="ce8" office:value-type="float" office:value="0.1074" calcext:value-type="float">
            <text:p>0.1074</text:p>
          </table:table-cell>
          <table:table-cell table:style-name="ce1" office:value-type="float" office:value="5.99999999999999" calcext:value-type="float">
            <text:p>5.99999999999999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L</text:p>
          </table:table-cell>
          <table:table-cell table:number-columns-repeated="1015"/>
        </table:table-row>
        <table:table-row table:style-name="ro2">
          <table:table-cell/>
          <table:table-cell table:style-name="ce2"/>
          <table:table-cell table:style-name="ce1" office:value-type="string" calcext:value-type="string">
            <text:p>Rezystancja</text:p>
          </table:table-cell>
          <table:table-cell table:style-name="ce1" office:value-type="string" calcext:value-type="string">
            <text:p>Konduktancja</text:p>
          </table:table-cell>
          <table:table-cell table:style-name="ce1" office:value-type="string" calcext:value-type="string">
            <text:p>Impedancja</text:p>
          </table:table-cell>
          <table:table-cell table:style-name="ce1" office:value-type="string" calcext:value-type="string">
            <text:p>Admitancja</text:p>
          </table:table-cell>
          <table:table-cell table:style-name="ce1" office:value-type="string" calcext:value-type="string">
            <text:p>Reaktancja</text:p>
          </table:table-cell>
          <table:table-cell table:style-name="ce1" office:value-type="string" calcext:value-type="string">
            <text:p>Susceptancja</text:p>
          </table:table-cell>
          <table:table-cell table:style-name="ce1" office:value-type="string" calcext:value-type="string">
            <text:p>Indukcyjność L</text:p>
          </table:table-cell>
          <table:table-cell table:style-name="ce1" office:value-type="string" calcext:value-type="string">
            <text:p>Przesunięcie fazowe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Jednostka</text:p>
          </table:table-cell>
          <table:table-cell table:style-name="ce1" office:value-type="string" calcext:value-type="string">
            <text:p>[Ω]</text:p>
          </table:table-cell>
          <table:table-cell table:style-name="ce1" office:value-type="string" calcext:value-type="string">
            <text:p>[S]</text:p>
          </table:table-cell>
          <table:table-cell table:style-name="ce1" office:value-type="string" calcext:value-type="string">
            <text:p>[Ω]</text:p>
          </table:table-cell>
          <table:table-cell table:style-name="ce1" office:value-type="string" calcext:value-type="string">
            <text:p>[S]</text:p>
          </table:table-cell>
          <table:table-cell table:style-name="ce1" office:value-type="string" calcext:value-type="string">
            <text:p>[Ω]</text:p>
          </table:table-cell>
          <table:table-cell table:style-name="ce1" office:value-type="string" calcext:value-type="string">
            <text:p>[S]</text:p>
          </table:table-cell>
          <table:table-cell table:style-name="ce1" office:value-type="string" calcext:value-type="string">
            <text:p>[H]</text:p>
          </table:table-cell>
          <table:table-cell table:style-name="ce1" office:value-type="string" calcext:value-type="string">
            <text:p>[stopnie]</text:p>
          </table:table-cell>
          <table:table-cell/>
          <table:table-cell table:style-name="ce4" office:value-type="string" calcext:value-type="string">
            <text:p>tg fi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Wartość</text:p>
          </table:table-cell>
          <table:table-cell table:style-name="ce2" table:formula="of:=1/[.D44]" office:value-type="float" office:value="30.00015865" calcext:value-type="float">
            <text:p>30.00015865</text:p>
          </table:table-cell>
          <table:table-cell table:style-name="ce2" table:formula="of:=[.M6]" office:value-type="float" office:value="0.0333331570597567" calcext:value-type="float">
            <text:p>0.033333157059757</text:p>
          </table:table-cell>
          <table:table-cell table:style-name="ce2" table:formula="of:=1/[.F44]" office:value-type="float" office:value="55.86691208" calcext:value-type="float">
            <text:p>55.86691208</text:p>
          </table:table-cell>
          <table:table-cell table:style-name="ce2" table:formula="of:=[.M24]" office:value-type="float" office:value="0.0178996827075621" calcext:value-type="float">
            <text:p>0.017899682707562</text:p>
          </table:table-cell>
          <table:table-cell table:style-name="ce2" table:formula="of:=SQRT([.E44]*[.E44]-[.C44]*[.C44])" office:value-type="float" office:value="47.1285725" calcext:value-type="float">
            <text:p>47.1285725</text:p>
          </table:table-cell>
          <table:table-cell table:style-name="ce2" table:formula="of:=1/[.G44]" office:value-type="float" office:value="0.02121855059" calcext:value-type="float">
            <text:p>0.02121855059</text:p>
          </table:table-cell>
          <table:table-cell table:style-name="ce2" table:formula="of:=[.G44]/(2*PI()*[.H3])" office:value-type="float" office:value="0.1500149055" calcext:value-type="float">
            <text:p>0.1500149055</text:p>
          </table:table-cell>
          <table:table-cell table:style-name="ce2" table:formula="of:=DEGREES(ATAN([.L44]))" office:value-type="float" office:value="1.799577353" calcext:value-type="float">
            <text:p>1.799577353</text:p>
          </table:table-cell>
          <table:table-cell/>
          <table:table-cell table:style-name="ce5" table:formula="of:=(2*PI()*[.I44])/[.C44]" office:value-type="float" office:value="0.03141888218" calcext:value-type="float">
            <text:p>0.03141888218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NIepewność</text:p>
          </table:table-cell>
          <table:table-cell table:style-name="ce1" table:formula="of:=[.D45]/([.D44]*[.D44])" office:value-type="float" office:value="0.001280755479" calcext:value-type="float">
            <text:p>0.001280755479</text:p>
          </table:table-cell>
          <table:table-cell table:style-name="ce2" table:formula="of:=[.M7]" office:value-type="float" office:value="0.00000142304659203318" calcext:value-type="float">
            <text:p>1.42304659203318E-06</text:p>
          </table:table-cell>
          <table:table-cell table:style-name="ce2" table:formula="of:=[.F45]/([.F44]*[.F44])" office:value-type="float" office:value="0.004613286482" calcext:value-type="float">
            <text:p>0.004613286482</text:p>
          </table:table-cell>
          <table:table-cell table:style-name="ce2" table:formula="of:=[.M25]" office:value-type="float" office:value="0.00000147809071955244" calcext:value-type="float">
            <text:p>1.47809071955244E-06</text:p>
          </table:table-cell>
          <table:table-cell table:style-name="ce2" table:formula="of:=(1/[.G44])*SQRT([.E44]*[.E44]*[.E45]*[.E45]+[.C44]*[.C44]*[.C45]*[.C45])" office:value-type="float" office:value="0.005529096099" calcext:value-type="float">
            <text:p>0.005529096099</text:p>
          </table:table-cell>
          <table:table-cell table:style-name="ce2" table:formula="of:=[.G45]/([.G44]*[.G44])" office:value-type="float" office:value="0.000002489347737" calcext:value-type="float">
            <text:p>2.489347737E-06</text:p>
          </table:table-cell>
          <table:table-cell table:style-name="ce2" table:formula="of:=[.G45]/(2*PI()*[.H3])" office:value-type="float" office:value="0.0000175996595" calcext:value-type="float">
            <text:p>1.75996595E-05</text:p>
          </table:table-cell>
          <table:table-cell table:style-name="ce2" table:formula="of:=2 * PI() * [.H3] * SQRT(([.I45]^2)/(([.C44]+(4*PI()*PI()*[.H3]^2*[.I44]^2)/([.C44]))^2)+([.C45]^2*[.I44]^2)/(([.C44]^2+4*PI()*PI()*[.H3]^2*[.I44]^2)^2))" office:value-type="float" office:value="0.00005655508453" calcext:value-type="float">
            <text:p>5.655508453E-0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f'[Hz]</text:p>
          </table:table-cell>
          <table:table-cell table:style-name="ce4"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Wartosc</text:p>
          </table:table-cell>
          <table:table-cell table:style-name="ce4" office:value-type="string" calcext:value-type="string">
            <text:p>Niepewnosc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X'</text:p>
          </table:table-cell>
          <table:table-cell table:style-name="ce5" table:formula="of:=2*PI()*[.C47]*[.I44]" office:value-type="float" office:value="9425.7145" calcext:value-type="float">
            <text:p>9425.7145</text:p>
          </table:table-cell>
          <table:table-cell table:style-name="ce5" table:formula="of:=2*PI()*[.C47]*[.I45]" office:value-type="float" office:value="1.10581922" calcext:value-type="float">
            <text:p>1.10581922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Z'</text:p>
          </table:table-cell>
          <table:table-cell table:style-name="ce5" table:formula="of:=SQRT([.C49]^2+[.C44]^2)" office:value-type="float" office:value="9425.762242" calcext:value-type="float">
            <text:p>9425.762242</text:p>
          </table:table-cell>
          <table:table-cell table:style-name="ce5" table:formula="of:=1/[.C50] * SQRT([.C44]^2*[.C45]^2+[.C49]^2*[.D49]^2)" office:value-type="float" office:value="1.105813619" calcext:value-type="float">
            <text:p>1.105813619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w9" table:style-name="ta4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4" office:value-type="string" calcext:value-type="string">
            <text:p>[nm]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Długość fali</text:p>
          </table:table-cell>
          <table:table-cell table:style-name="ce1" office:value-type="string" calcext:value-type="string">
            <text:p>Skorygowana długość fali</text:p>
          </table:table-cell>
          <table:table-cell table:style-name="ce1" office:value-type="string" calcext:value-type="string">
            <text:p>1/Długość fal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1/n^2</text:p>
          </table:table-cell>
          <table:table-cell/>
          <table:table-cell table:style-name="ce1" office:value-type="string" calcext:value-type="string">
            <text:p>Kolor Linii</text:p>
          </table:table-cell>
          <table:table-cell table:style-name="ce1" office:value-type="string" calcext:value-type="string">
            <text:p>fiolet</text:p>
          </table:table-cell>
          <table:table-cell table:number-columns-repeated="3" table:style-name="ce1" office:value-type="string" calcext:value-type="string">
            <text:p>niebieski</text:p>
          </table:table-cell>
          <table:table-cell table:style-name="ce1" office:value-type="string" calcext:value-type="string">
            <text:p>błękit</text:p>
          </table:table-cell>
          <table:table-cell/>
          <table:table-cell table:style-name="ce1" office:value-type="string" calcext:value-type="string">
            <text:p>h = </text:p>
          </table:table-cell>
          <table:table-cell table:style-name="ce1" office:value-type="float" office:value="6.626" calcext:value-type="float">
            <text:p>6.626</text:p>
          </table:table-cell>
          <table:table-cell table:style-name="ce1" office:value-type="string" calcext:value-type="string">
            <text:p>*10^-34</text:p>
          </table:table-cell>
          <table:table-cell table:style-name="ce1" office:value-type="string" calcext:value-type="string">
            <text:p>Js</text:p>
          </table:table-cell>
          <table:table-cell table:number-columns-repeated="1006"/>
        </table:table-row>
        <table:table-row table:style-name="ro2">
          <table:table-cell/>
          <table:table-cell table:number-columns-repeated="2" table:style-name="ce1" office:value-type="string" calcext:value-type="string">
            <text:p>[nm]</text:p>
          </table:table-cell>
          <table:table-cell table:style-name="ce1" office:value-type="string" calcext:value-type="string">
            <text:p>[1/nm]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Dł. fali teor.</text:p>
          </table:table-cell>
          <table:table-cell table:style-name="ce1" office:value-type="float" office:value="388.8" calcext:value-type="float">
            <text:p>388.8</text:p>
          </table:table-cell>
          <table:table-cell table:style-name="ce1" office:value-type="float" office:value="402.6" calcext:value-type="float">
            <text:p>402.6</text:p>
          </table:table-cell>
          <table:table-cell table:style-name="ce1" office:value-type="float" office:value="447.2" calcext:value-type="float">
            <text:p>447.2</text:p>
          </table:table-cell>
          <table:table-cell table:style-name="ce1" office:value-type="float" office:value="471.3" calcext:value-type="float">
            <text:p>471.3</text:p>
          </table:table-cell>
          <table:table-cell table:style-name="ce1" office:value-type="float" office:value="492.1" calcext:value-type="float">
            <text:p>492.1</text:p>
          </table:table-cell>
          <table:table-cell/>
          <table:table-cell table:style-name="ce1" office:value-type="string" calcext:value-type="string">
            <text:p>c = </text:p>
          </table:table-cell>
          <table:table-cell table:style-name="ce1" office:value-type="float" office:value="2.998" calcext:value-type="float">
            <text:p>2.998</text:p>
          </table:table-cell>
          <table:table-cell table:style-name="ce1" office:value-type="string" calcext:value-type="string">
            <text:p>*10^8</text:p>
          </table:table-cell>
          <table:table-cell table:style-name="ce1" office:value-type="string" calcext:value-type="string">
            <text:p>m/s</text:p>
          </table:table-cell>
          <table:table-cell table:number-columns-repeated="1006"/>
        </table:table-row>
        <table:table-row table:style-name="ro2">
          <table:table-cell/>
          <table:table-cell table:style-name="ce2"/>
          <table:table-cell table:style-name="ce1" office:value-type="float" office:value="388.8" calcext:value-type="float">
            <text:p>388.8</text:p>
          </table:table-cell>
          <table:table-cell table:style-name="ce2" table:formula="of:=1/[.C5]" office:value-type="float" office:value="0.00257201646090535" calcext:value-type="float">
            <text:p>0.002572016460905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1/([.E5]^2)" office:value-type="float" office:value="0.015625" calcext:value-type="float">
            <text:p>0.015625</text:p>
          </table:table-cell>
          <table:table-cell/>
          <table:table-cell table:style-name="ce1" office:value-type="string" calcext:value-type="string">
            <text:p>Dł. fali zmierz.</text:p>
          </table:table-cell>
          <table:table-cell table:style-name="ce2" table:number-columns-repeated="5"/>
          <table:table-cell table:number-columns-repeated="1011"/>
        </table:table-row>
        <table:table-row table:style-name="ro2">
          <table:table-cell/>
          <table:table-cell table:style-name="ce2"/>
          <table:table-cell table:style-name="ce1" office:value-type="float" office:value="402.6" calcext:value-type="float">
            <text:p>402.6</text:p>
          </table:table-cell>
          <table:table-cell table:style-name="ce2" table:formula="of:=1/[.C6]" office:value-type="float" office:value="0.00248385494287134" calcext:value-type="float">
            <text:p>0.002483854942871</text:p>
          </table:table-cell>
          <table:table-cell table:style-name="ce1" office:value-type="float" office:value="6" calcext:value-type="float">
            <text:p>6</text:p>
          </table:table-cell>
          <table:table-cell table:style-name="ce2" table:formula="of:=1/([.E6]^2)" office:value-type="float" office:value="0.0277777777777778" calcext:value-type="float">
            <text:p>0.027777777777778</text:p>
          </table:table-cell>
          <table:table-cell/>
          <table:table-cell table:style-name="ce1" office:value-type="string" calcext:value-type="string">
            <text:p>Natężenie</text:p>
          </table:table-cell>
          <table:table-cell table:style-name="ce1" office:value-type="string" calcext:value-type="string">
            <text:p>duże</text:p>
          </table:table-cell>
          <table:table-cell table:style-name="ce1" office:value-type="string" calcext:value-type="string">
            <text:p>małe</text:p>
          </table:table-cell>
          <table:table-cell table:style-name="ce1" office:value-type="string" calcext:value-type="string">
            <text:p>duże</text:p>
          </table:table-cell>
          <table:table-cell table:style-name="ce1" office:value-type="string" calcext:value-type="string">
            <text:p>b. małe</text:p>
          </table:table-cell>
          <table:table-cell table:style-name="ce1" office:value-type="string" calcext:value-type="string">
            <text:p>średnie</text:p>
          </table:table-cell>
          <table:table-cell table:number-columns-repeated="1011"/>
        </table:table-row>
        <table:table-row table:style-name="ro2">
          <table:table-cell/>
          <table:table-cell table:style-name="ce2"/>
          <table:table-cell table:style-name="ce1" office:value-type="float" office:value="447.2" calcext:value-type="float">
            <text:p>447.2</text:p>
          </table:table-cell>
          <table:table-cell table:style-name="ce2" table:formula="of:=1/[.C7]" office:value-type="float" office:value="0.00223613595706619" calcext:value-type="float">
            <text:p>0.002236135957066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1/([.E7]^2)" office:value-type="float" office:value="0.04" calcext:value-type="float">
            <text:p>0.04</text:p>
          </table:table-cell>
          <table:table-cell/>
          <table:table-cell table:style-name="ce1" office:value-type="string" calcext:value-type="string">
            <text:p>Kolor Linii</text:p>
          </table:table-cell>
          <table:table-cell table:style-name="ce1" office:value-type="string" calcext:value-type="string">
            <text:p>zielony</text:p>
          </table:table-cell>
          <table:table-cell table:style-name="ce1" office:value-type="string" calcext:value-type="string">
            <text:p>żółty</text:p>
          </table:table-cell>
          <table:table-cell table:number-columns-repeated="3" table:style-name="ce1" office:value-type="string" calcext:value-type="string">
            <text:p>czerwony</text:p>
          </table:table-cell>
          <table:table-cell table:number-columns-repeated="1011"/>
        </table:table-row>
        <table:table-row table:style-name="ro2">
          <table:table-cell/>
          <table:table-cell table:style-name="ce2"/>
          <table:table-cell table:style-name="ce1" office:value-type="float" office:value="471.3" calcext:value-type="float">
            <text:p>471.3</text:p>
          </table:table-cell>
          <table:table-cell table:style-name="ce2" table:formula="of:=1/[.C8]" office:value-type="float" office:value="0.00212179079142796" calcext:value-type="float">
            <text:p>0.002121790791428</text:p>
          </table:table-cell>
          <table:table-cell table:style-name="ce1" office:value-type="float" office:value="4" calcext:value-type="float">
            <text:p>4</text:p>
          </table:table-cell>
          <table:table-cell table:style-name="ce2" table:formula="of:=1/([.E8]^2)" office:value-type="float" office:value="0.0625" calcext:value-type="float">
            <text:p>0.0625</text:p>
          </table:table-cell>
          <table:table-cell/>
          <table:table-cell table:style-name="ce1" office:value-type="string" calcext:value-type="string">
            <text:p>Dł. fali teor.</text:p>
          </table:table-cell>
          <table:table-cell table:style-name="ce1" office:value-type="float" office:value="501.6" calcext:value-type="float">
            <text:p>501.6</text:p>
          </table:table-cell>
          <table:table-cell table:style-name="ce1" office:value-type="float" office:value="587.6" calcext:value-type="float">
            <text:p>587.6</text:p>
          </table:table-cell>
          <table:table-cell table:style-name="ce1" office:value-type="float" office:value="667.8" calcext:value-type="float">
            <text:p>667.8</text:p>
          </table:table-cell>
          <table:table-cell table:style-name="ce1" office:value-type="float" office:value="706.5" calcext:value-type="float">
            <text:p>706.5</text:p>
          </table:table-cell>
          <table:table-cell table:style-name="ce1" office:value-type="float" office:value="728.1" calcext:value-type="float">
            <text:p>728.1</text:p>
          </table:table-cell>
          <table:table-cell table:number-columns-repeated="1011"/>
        </table:table-row>
        <table:table-row table:style-name="ro2">
          <table:table-cell/>
          <table:table-cell table:style-name="ce2"/>
          <table:table-cell table:style-name="ce1" office:value-type="float" office:value="492.1" calcext:value-type="float">
            <text:p>492.1</text:p>
          </table:table-cell>
          <table:table-cell table:style-name="ce2" table:formula="of:=1/[.C9]" office:value-type="float" office:value="0.00203210729526519" calcext:value-type="float">
            <text:p>0.002032107295265</text:p>
          </table:table-cell>
          <table:table-cell table:style-name="ce1" office:value-type="float" office:value="4" calcext:value-type="float">
            <text:p>4</text:p>
          </table:table-cell>
          <table:table-cell table:style-name="ce2" table:formula="of:=1/([.E9]^2)" office:value-type="float" office:value="0.0625" calcext:value-type="float">
            <text:p>0.0625</text:p>
          </table:table-cell>
          <table:table-cell/>
          <table:table-cell table:style-name="ce1" office:value-type="string" calcext:value-type="string">
            <text:p>Dł. fali zmierz.</text:p>
          </table:table-cell>
          <table:table-cell table:style-name="ce2" table:number-columns-repeated="5"/>
          <table:table-cell table:number-columns-repeated="1011"/>
        </table:table-row>
        <table:table-row table:style-name="ro2">
          <table:table-cell/>
          <table:table-cell table:style-name="ce2"/>
          <table:table-cell table:style-name="ce1" office:value-type="float" office:value="501.6" calcext:value-type="float">
            <text:p>501.6</text:p>
          </table:table-cell>
          <table:table-cell table:style-name="ce2" table:formula="of:=1/[.C10]" office:value-type="float" office:value="0.00199362041467305" calcext:value-type="float">
            <text:p>0.001993620414673</text:p>
          </table:table-cell>
          <table:table-cell table:style-name="ce1" office:value-type="float" office:value="4" calcext:value-type="float">
            <text:p>4</text:p>
          </table:table-cell>
          <table:table-cell table:style-name="ce2" table:formula="of:=1/([.E10]^2)" office:value-type="float" office:value="0.0625" calcext:value-type="float">
            <text:p>0.0625</text:p>
          </table:table-cell>
          <table:table-cell/>
          <table:table-cell table:style-name="ce1" office:value-type="string" calcext:value-type="string">
            <text:p>Natężenie</text:p>
          </table:table-cell>
          <table:table-cell table:style-name="ce1" office:value-type="string" calcext:value-type="string">
            <text:p>duże</text:p>
          </table:table-cell>
          <table:table-cell table:style-name="ce1" office:value-type="string" calcext:value-type="string">
            <text:p>b.duże</text:p>
          </table:table-cell>
          <table:table-cell table:style-name="ce1" office:value-type="string" calcext:value-type="string">
            <text:p>duże</text:p>
          </table:table-cell>
          <table:table-cell table:number-columns-repeated="2" table:style-name="ce1" office:value-type="string" calcext:value-type="string">
            <text:p>średnie</text:p>
          </table:table-cell>
          <table:table-cell table:number-columns-repeated="1011"/>
        </table:table-row>
        <table:table-row table:style-name="ro2">
          <table:table-cell/>
          <table:table-cell table:style-name="ce2"/>
          <table:table-cell table:style-name="ce1" office:value-type="float" office:value="587.6" calcext:value-type="float">
            <text:p>587.6</text:p>
          </table:table-cell>
          <table:table-cell table:style-name="ce2" table:formula="of:=1/[.C11]" office:value-type="float" office:value="0.00170183798502383" calcext:value-type="float">
            <text:p>0.001701837985024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1/([.E11]^2)" office:value-type="float" office:value="0.111111111111111" calcext:value-type="float">
            <text:p>0.111111111111111</text:p>
          </table:table-cell>
          <table:table-cell table:number-columns-repeated="1018"/>
        </table:table-row>
        <table:table-row table:style-name="ro2">
          <table:table-cell/>
          <table:table-cell table:style-name="ce2"/>
          <table:table-cell table:style-name="ce1" office:value-type="float" office:value="667.8" calcext:value-type="float">
            <text:p>667.8</text:p>
          </table:table-cell>
          <table:table-cell table:style-name="ce2" table:formula="of:=1/[.C12]" office:value-type="float" office:value="0.00149745432764301" calcext:value-type="float">
            <text:p>0.001497454327643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1/([.E12]^2)" office:value-type="float" office:value="0.111111111111111" calcext:value-type="float">
            <text:p>0.111111111111111</text:p>
          </table:table-cell>
          <table:table-cell/>
          <table:table-cell>
            <draw:frame table:end-cell-address="Cw9.N30" table:end-x="32.06pt" table:end-y="0.71pt" draw:z-index="0" draw:name="Chart 9" draw:style-name="gr1" draw:text-style-name="P1" svg:width="449.97pt" svg:height="278.22pt" svg:x="3pt" svg:y="6.01pt">
              <draw:object draw:notify-on-update-of-ranges="Cw9.D5:Cw9.D26 Cw9.F5:Cw9.F26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/>
          <table:table-cell table:style-name="ce2"/>
          <table:table-cell table:style-name="ce1" office:value-type="float" office:value="706.5" calcext:value-type="float">
            <text:p>706.5</text:p>
          </table:table-cell>
          <table:table-cell table:style-name="ce2" table:formula="of:=1/[.C13]" office:value-type="float" office:value="0.00141542816702052" calcext:value-type="float">
            <text:p>0.001415428167021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1/([.E13]^2)" office:value-type="float" office:value="0.111111111111111" calcext:value-type="float">
            <text:p>0.111111111111111</text:p>
          </table:table-cell>
          <table:table-cell table:number-columns-repeated="8"/>
          <table:table-cell table:style-name="ce4" office:value-type="string" calcext:value-type="string">
            <text:p>REGINP</text:p>
          </table:table-cell>
          <table:table-cell table:number-columns-repeated="1009"/>
        </table:table-row>
        <table:table-row table:style-name="ro2">
          <table:table-cell/>
          <table:table-cell table:style-name="ce2"/>
          <table:table-cell table:style-name="ce1" office:value-type="float" office:value="728.1" calcext:value-type="float">
            <text:p>728.1</text:p>
          </table:table-cell>
          <table:table-cell table:style-name="ce2" table:formula="of:=1/[.C14]" office:value-type="float" office:value="0.00137343771459964" calcext:value-type="float">
            <text:p>0.0013734377146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1/([.E14]^2)" office:value-type="float" office:value="0.111111111111111" calcext:value-type="float">
            <text:p>0.111111111111111</text:p>
          </table:table-cell>
          <table:table-cell table:number-columns-repeated="8"/>
          <table:table-cell table:style-name="ce5" table:number-matrix-columns-spanned="2" table:number-matrix-rows-spanned="5" table:formula="of:=LINEST([.D5:.D14];[.F5:.F14];1;1)" office:value-type="float" office:value="-0.0112836565674075" calcext:value-type="float">
            <text:p>-0.011283656567408</text:p>
          </table:table-cell>
          <table:table-cell table:style-name="ce5" office:value-type="float" office:value="0.00274994164385005" calcext:value-type="float">
            <text:p>0.00274994164385</text:p>
          </table:table-cell>
          <table:table-cell table:number-columns-repeated="1008"/>
        </table:table-row>
        <table:table-row table:style-name="ro2">
          <table:table-cell/>
          <table:table-cell table:style-name="ce2" table:number-columns-repeated="2"/>
          <table:table-cell table:style-name="ce2" table:formula="of:=1/[.C15]" office:value-type="string" office:string-value="" calcext:value-type="error">
            <text:p>#DIV/0!</text:p>
          </table:table-cell>
          <table:table-cell table:style-name="ce2"/>
          <table:table-cell table:style-name="ce2" table:formula="of:=1/([.E15]^2)" office:value-type="string" office:string-value="" calcext:value-type="error">
            <text:p>#DIV/0!</text:p>
          </table:table-cell>
          <table:table-cell table:number-columns-repeated="8"/>
          <table:table-cell table:style-name="ce5" office:value-type="float" office:value="0.000885756516886194" calcext:value-type="float">
            <text:p>0.000885756516886</text:p>
          </table:table-cell>
          <table:table-cell table:style-name="ce5" office:value-type="float" office:value="0.0000707037969992891" calcext:value-type="float">
            <text:p>7.07037969992891E-05</text:p>
          </table:table-cell>
          <table:table-cell table:number-columns-repeated="1008"/>
        </table:table-row>
        <table:table-row table:style-name="ro2">
          <table:table-cell/>
          <table:table-cell table:style-name="ce2" table:number-columns-repeated="2"/>
          <table:table-cell table:style-name="ce2" table:formula="of:=1/[.C16]" office:value-type="string" office:string-value="" calcext:value-type="error">
            <text:p>#DIV/0!</text:p>
          </table:table-cell>
          <table:table-cell table:style-name="ce2"/>
          <table:table-cell table:style-name="ce2" table:formula="of:=1/([.E16]^2)" office:value-type="string" office:string-value="" calcext:value-type="error">
            <text:p>#DIV/0!</text:p>
          </table:table-cell>
          <table:table-cell table:number-columns-repeated="8"/>
          <table:table-cell table:style-name="ce5" office:value-type="float" office:value="0.953019176976465" calcext:value-type="float">
            <text:p>0.953019176976465</text:p>
          </table:table-cell>
          <table:table-cell table:style-name="ce5" office:value-type="float" office:value="0.0000992088690500906" calcext:value-type="float">
            <text:p>9.92088690500906E-05</text:p>
          </table:table-cell>
          <table:table-cell table:number-columns-repeated="1008"/>
        </table:table-row>
        <table:table-row table:style-name="ro2">
          <table:table-cell/>
          <table:table-cell table:style-name="ce2" table:number-columns-repeated="2"/>
          <table:table-cell table:style-name="ce2" table:formula="of:=1/[.C17]" office:value-type="string" office:string-value="" calcext:value-type="error">
            <text:p>#DIV/0!</text:p>
          </table:table-cell>
          <table:table-cell table:style-name="ce2"/>
          <table:table-cell table:style-name="ce2" table:formula="of:=1/([.E17]^2)" office:value-type="string" office:string-value="" calcext:value-type="error">
            <text:p>#DIV/0!</text:p>
          </table:table-cell>
          <table:table-cell table:number-columns-repeated="8"/>
          <table:table-cell table:style-name="ce5" office:value-type="float" office:value="162.282244651025" calcext:value-type="float">
            <text:p>162.28224465102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/>
          <table:table-cell table:style-name="ce2" table:number-columns-repeated="2"/>
          <table:table-cell table:style-name="ce2" table:formula="of:=1/[.C18]" office:value-type="string" office:string-value="" calcext:value-type="error">
            <text:p>#DIV/0!</text:p>
          </table:table-cell>
          <table:table-cell table:style-name="ce2"/>
          <table:table-cell table:style-name="ce2" table:formula="of:=1/([.E18]^2)" office:value-type="string" office:string-value="" calcext:value-type="error">
            <text:p>#DIV/0!</text:p>
          </table:table-cell>
          <table:table-cell table:number-columns-repeated="8"/>
          <table:table-cell table:style-name="ce5" office:value-type="float" office:value="0.00000159724671577615" calcext:value-type="float">
            <text:p>1.59724671577615E-06</text:p>
          </table:table-cell>
          <table:table-cell table:style-name="ce5" office:value-type="float" office:value="0.0000000787391975855843" calcext:value-type="float">
            <text:p>7.87391975855843E-08</text:p>
          </table:table-cell>
          <table:table-cell table:number-columns-repeated="1008"/>
        </table:table-row>
        <table:table-row table:style-name="ro2">
          <table:table-cell/>
          <table:table-cell table:style-name="ce2" table:number-columns-repeated="2"/>
          <table:table-cell table:style-name="ce2" table:formula="of:=1/[.C19]" office:value-type="string" office:string-value="" calcext:value-type="error">
            <text:p>#DIV/0!</text:p>
          </table:table-cell>
          <table:table-cell table:style-name="ce2"/>
          <table:table-cell table:style-name="ce2" table:formula="of:=1/([.E19]^2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2">
          <table:table-cell/>
          <table:table-cell table:style-name="ce2" table:number-columns-repeated="2"/>
          <table:table-cell table:style-name="ce2" table:formula="of:=1/[.C20]" office:value-type="string" office:string-value="" calcext:value-type="error">
            <text:p>#DIV/0!</text:p>
          </table:table-cell>
          <table:table-cell table:style-name="ce2"/>
          <table:table-cell table:style-name="ce2" table:formula="of:=1/([.E20]^2)" office:value-type="string" office:string-value="" calcext:value-type="error">
            <text:p>#DIV/0!</text:p>
          </table:table-cell>
          <table:table-cell table:number-columns-repeated="8"/>
          <table:table-cell table:style-name="ce4" office:value-type="string" calcext:value-type="string">
            <text:p>a=-R</text:p>
          </table:table-cell>
          <table:table-cell table:style-name="ce4" office:value-type="string" calcext:value-type="string">
            <text:p>b=R/4</text:p>
          </table:table-cell>
          <table:table-cell table:number-columns-repeated="1008"/>
        </table:table-row>
        <table:table-row table:style-name="ro2">
          <table:table-cell/>
          <table:table-cell table:style-name="ce2" table:number-columns-repeated="2"/>
          <table:table-cell table:style-name="ce2" table:formula="of:=1/[.C21]" office:value-type="string" office:string-value="" calcext:value-type="error">
            <text:p>#DIV/0!</text:p>
          </table:table-cell>
          <table:table-cell table:style-name="ce2"/>
          <table:table-cell table:style-name="ce2" table:formula="of:=1/([.E21]^2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2">
          <table:table-cell/>
          <table:table-cell table:style-name="ce2" table:number-columns-repeated="2"/>
          <table:table-cell table:style-name="ce2" table:formula="of:=1/[.C22]" office:value-type="string" office:string-value="" calcext:value-type="error">
            <text:p>#DIV/0!</text:p>
          </table:table-cell>
          <table:table-cell table:style-name="ce2"/>
          <table:table-cell table:style-name="ce2" table:formula="of:=1/([.E22]^2)" office:value-type="string" office:string-value="" calcext:value-type="error">
            <text:p>#DIV/0!</text:p>
          </table:table-cell>
          <table:table-cell table:number-columns-repeated="8"/>
          <table:table-cell table:style-name="ce2"/>
          <table:table-cell table:style-name="ce1" office:value-type="string" calcext:value-type="string">
            <text:p>R[1/nm] =</text:p>
          </table:table-cell>
          <table:table-cell table:style-name="ce1" office:value-type="string" calcext:value-type="string">
            <text:p>u(R)</text:p>
          </table:table-cell>
          <table:table-cell table:number-columns-repeated="1007"/>
        </table:table-row>
        <table:table-row table:style-name="ro2">
          <table:table-cell/>
          <table:table-cell table:style-name="ce2" table:number-columns-repeated="2"/>
          <table:table-cell table:style-name="ce2" table:formula="of:=1/[.C23]" office:value-type="string" office:string-value="" calcext:value-type="error">
            <text:p>#DIV/0!</text:p>
          </table:table-cell>
          <table:table-cell table:style-name="ce2"/>
          <table:table-cell table:style-name="ce2" table:formula="of:=1/([.E23]^2)" office:value-type="string" office:string-value="" calcext:value-type="error">
            <text:p>#DIV/0!</text:p>
          </table:table-cell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2" table:formula="of:=-[.O14]" office:value-type="float" office:value="0.01128365657" calcext:value-type="float">
            <text:p>0.01128365657</text:p>
          </table:table-cell>
          <table:table-cell table:style-name="ce2" table:formula="of:=[.O15]" office:value-type="float" office:value="0.0008857565169" calcext:value-type="float">
            <text:p>0.0008857565169</text:p>
          </table:table-cell>
          <table:table-cell table:number-columns-repeated="1007"/>
        </table:table-row>
        <table:table-row table:style-name="ro2">
          <table:table-cell/>
          <table:table-cell table:style-name="ce2" table:number-columns-repeated="2"/>
          <table:table-cell table:style-name="ce2" table:formula="of:=1/[.C24]" office:value-type="string" office:string-value="" calcext:value-type="error">
            <text:p>#DIV/0!</text:p>
          </table:table-cell>
          <table:table-cell table:style-name="ce2"/>
          <table:table-cell table:style-name="ce2" table:formula="of:=1/([.E24]^2)" office:value-type="string" office:string-value="" calcext:value-type="error">
            <text:p>#DIV/0!</text:p>
          </table:table-cell>
          <table:table-cell table:number-columns-repeated="8"/>
          <table:table-cell table:style-name="ce1" office:value-type="string" calcext:value-type="string">
            <text:p>b</text:p>
          </table:table-cell>
          <table:table-cell table:style-name="ce2" table:formula="of:=[.P14]*4" office:value-type="float" office:value="0.01099976658" calcext:value-type="float">
            <text:p>0.01099976658</text:p>
          </table:table-cell>
          <table:table-cell table:style-name="ce2" table:formula="of:=4*[.P15]" office:value-type="float" office:value="0.000282815188" calcext:value-type="float">
            <text:p>0.000282815188</text:p>
          </table:table-cell>
          <table:table-cell table:number-columns-repeated="1007"/>
        </table:table-row>
        <table:table-row table:style-name="ro2">
          <table:table-cell/>
          <table:table-cell table:style-name="ce2" table:number-columns-repeated="2"/>
          <table:table-cell table:style-name="ce2" table:formula="of:=1/[.C25]" office:value-type="string" office:string-value="" calcext:value-type="error">
            <text:p>#DIV/0!</text:p>
          </table:table-cell>
          <table:table-cell table:style-name="ce2"/>
          <table:table-cell table:style-name="ce2" table:formula="of:=1/([.E25]^2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2">
          <table:table-cell/>
          <table:table-cell table:style-name="ce2" table:number-columns-repeated="2"/>
          <table:table-cell table:style-name="ce2" table:formula="of:=1/[.C26]" office:value-type="string" office:string-value="" calcext:value-type="error">
            <text:p>#DIV/0!</text:p>
          </table:table-cell>
          <table:table-cell table:style-name="ce2"/>
          <table:table-cell table:style-name="ce2" table:formula="of:=1/([.E26]^2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2">
          <table:table-cell table:number-columns-repeated="14"/>
          <table:table-cell table:style-name="ce2"/>
          <table:table-cell table:style-name="ce1" office:value-type="string" calcext:value-type="string">
            <text:p>Ej[eV]</text:p>
          </table:table-cell>
          <table:table-cell table:style-name="ce1" office:value-type="string" calcext:value-type="string">
            <text:p>u(E)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" office:value-type="string" calcext:value-type="string">
            <text:p>a</text:p>
          </table:table-cell>
          <table:table-cell table:style-name="ce9" table:formula="of:=([.P23]*[.P3]*[.P4]*10^8*10^-34*10^9)*6.242*10^18" office:value-type="float" office:value="13.99125538" calcext:value-type="float">
            <text:p>13.9913</text:p>
          </table:table-cell>
          <table:table-cell table:style-name="ce9" table:formula="of:=([.P3]*[.P4]*10^8*10^-34)*6.242*10^18 * [.Q23]*10^9" office:value-type="float" office:value="1.098300498" calcext:value-type="float">
            <text:p>1.0983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" office:value-type="string" calcext:value-type="string">
            <text:p>b</text:p>
          </table:table-cell>
          <table:table-cell table:style-name="ce9" table:formula="of:=([.P24]*[.P3]*[.P4]*10^8*10^-34*10^9)*6.242*10^18" office:value-type="float" office:value="13.63924384" calcext:value-type="float">
            <text:p>13.6392</text:p>
          </table:table-cell>
          <table:table-cell table:style-name="ce9" table:formula="of:=([.P3]*[.P4]*10^8*10^-34)*6.242*10^18 * [.Q24]*10^9" office:value-type="float" office:value="0.3506788333" calcext:value-type="float">
            <text:p>0.3507</text:p>
          </table:table-cell>
          <table:table-cell table:number-columns-repeated="100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w6" style:display-name="PageStyle_Cw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w7" style:display-name="PageStyle_Cw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w8" style:display-name="PageStyle_Cw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w9" style:display-name="PageStyle_Cw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789" meta:object-count="9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linear"/>
      <style:graphic-properties svg:stroke-width="0.053cm" svg:stroke-color="#4285f4"/>
    </style:style>
    <style:style style:name="ch9" style:family="chart">
      <style:chart-properties chart:solid-type="cuboi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column-mapping="1 0" chart:style-name="ch1">
        <chart:plot-area chart:style-name="ch2" table:cell-range-address="Cw6.C3:Cw6.D26" svg:x="1.377cm" svg:y="0.196cm" svg:width="14.181cm" svg:height="8.394cm">
          <chartooo:coordinate-region svg:x="1.663cm" svg:y="0.395cm" svg:width="13.563cm" svg:height="7.698cm"/>
          <chart:axis chart:dimension="x" chart:name="primary-x" chart:style-name="ch3">
            <chart:title svg:x="8.125cm" svg:y="8.787cm" chart:style-name="ch4">
              <text:p>I[A]</text:p>
            </chart:title>
            <chart:grid chart:style-name="ch5" chart:class="major"/>
          </chart:axis>
          <chart:axis chart:dimension="y" chart:name="primary-y" chart:style-name="ch3">
            <chart:title svg:x="0.451cm" svg:y="4.894cm" chart:style-name="ch6">
              <text:p>Uv[V]</text:p>
            </chart:title>
            <chart:grid chart:style-name="ch5" chart:class="major"/>
          </chart:axis>
          <chart:series chart:style-name="ch7" chart:values-cell-range-address="Cw6.C3:Cw6.C26" chart:class="chart:scatter">
            <chart:domain table:cell-range-address="Cw6.D3:Cw6.D26"/>
            <chart:regression-curve chart:style-name="ch8"/>
            <chart:data-point chart:repeated="8"/>
            <chart:data-point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w6.D3:Cw6.D26</svg:desc>
                </draw:g>
              </table:table-cell>
              <table:table-cell office:value-type="float" office:value="NaN">
                <text:p>NaN</text:p>
                <draw:g>
                  <svg:desc>Cw6.C3:Cw6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54">
                <text:p>0.03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43">
                <text:p>0.034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34">
                <text:p>0.033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4">
                <text:p>0.032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15">
                <text:p>0.0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6">
                <text:p>0.030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6">
                <text:p>0.029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87">
                <text:p>0.028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78">
                <text:p>0.027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68">
                <text:p>0.0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6">
                <text:p>0.02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52">
                <text:p>0.025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42">
                <text:p>0.024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33">
                <text:p>0.02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24">
                <text:p>0.0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02">
                <text:p>0.020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8">
                <text:p>0.0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57">
                <text:p>0.015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34">
                <text:p>0.01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11">
                <text:p>0.011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89">
                <text:p>0.00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7">
                <text:p>0.006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4">
                <text:p>0.004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plot-area chart:style-name="ch2" table:cell-range-address="Cw6.F4:Cw6.G26" svg:x="1.377cm" svg:y="0.196cm" svg:width="14.181cm" svg:height="8.394cm">
          <chartooo:coordinate-region svg:x="2.139cm" svg:y="0.395cm" svg:width="13.325cm" svg:height="7.698cm"/>
          <chart:axis chart:dimension="x" chart:name="primary-x" chart:style-name="ch3">
            <chart:title svg:x="8.178cm" svg:y="8.787cm" chart:style-name="ch4">
              <text:p>R/r</text:p>
            </chart:title>
            <chart:grid chart:style-name="ch5" chart:class="major"/>
          </chart:axis>
          <chart:axis chart:dimension="y" chart:name="primary-y" chart:style-name="ch3">
            <chart:title svg:x="0.451cm" svg:y="4.894cm" chart:style-name="ch6">
              <text:p>Pu[V]</text:p>
            </chart:title>
            <chart:grid chart:style-name="ch5" chart:class="major"/>
          </chart:axis>
          <chart:series chart:style-name="ch7" chart:values-cell-range-address="Cw6.G4:Cw6.G26" chart:class="chart:scatter">
            <chart:domain table:cell-range-address="Cw6.F4:Cw6.F26"/>
            <chart:data-point chart:repeated="8"/>
            <chart:data-point chart:style-name="ch8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5803450015071">
                <text:p>0.0255803450015071</text:p>
                <draw:g>
                  <svg:desc>Cw6.F4:Cw6.F26</svg:desc>
                </draw:g>
              </table:table-cell>
              <table:table-cell office:value-type="float" office:value="0.00708">
                <text:p>0.00708</text:p>
                <draw:g>
                  <svg:desc>Cw6.G4:Cw6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28014118398456">
                <text:p>0.0528014118398456</text:p>
              </table:table-cell>
              <table:table-cell office:value-type="float" office:value="0.01372">
                <text:p>0.01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3363065616784">
                <text:p>0.0813363065616784</text:p>
              </table:table-cell>
              <table:table-cell office:value-type="float" office:value="0.02004">
                <text:p>0.02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1795581858439">
                <text:p>0.111795581858439</text:p>
              </table:table-cell>
              <table:table-cell office:value-type="float" office:value="0.02592">
                <text:p>0.02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3737176675135">
                <text:p>0.143737176675135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7557688833991">
                <text:p>0.177557688833991</text:p>
              </table:table-cell>
              <table:table-cell office:value-type="float" office:value="0.03672">
                <text:p>0.03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4148969303158">
                <text:p>0.214148969303158</text:p>
              </table:table-cell>
              <table:table-cell office:value-type="float" office:value="0.04144">
                <text:p>0.04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2416505380725">
                <text:p>0.252416505380725</text:p>
              </table:table-cell>
              <table:table-cell office:value-type="float" office:value="0.04592">
                <text:p>0.04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3161795592812">
                <text:p>0.293161795592812</text:p>
              </table:table-cell>
              <table:table-cell office:value-type="float" office:value="0.05004">
                <text:p>0.05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7889631736326">
                <text:p>0.337889631736326</text:p>
              </table:table-cell>
              <table:table-cell office:value-type="float" office:value="0.0536">
                <text:p>0.05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3114859368726">
                <text:p>0.383114859368726</text:p>
              </table:table-cell>
              <table:table-cell office:value-type="float" office:value="0.0572">
                <text:p>0.05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1211530025406">
                <text:p>0.431211530025406</text:p>
              </table:table-cell>
              <table:table-cell office:value-type="float" office:value="0.06048">
                <text:p>0.06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6449370648495">
                <text:p>0.486449370648495</text:p>
              </table:table-cell>
              <table:table-cell office:value-type="float" office:value="0.06292">
                <text:p>0.06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4103819002015">
                <text:p>0.544103819002015</text:p>
              </table:table-cell>
              <table:table-cell office:value-type="float" office:value="0.06524">
                <text:p>0.065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6391214098227">
                <text:p>0.606391214098227</text:p>
              </table:table-cell>
              <table:table-cell office:value-type="float" office:value="0.0672">
                <text:p>0.0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84506125169984">
                <text:p>0.784506125169984</text:p>
              </table:table-cell>
              <table:table-cell office:value-type="float" office:value="0.0707">
                <text:p>0.0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1746540792512">
                <text:p>1.01746540792512</text:p>
              </table:table-cell>
              <table:table-cell office:value-type="float" office:value="0.0712">
                <text:p>0.07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9775444545863">
                <text:p>1.29775444545863</text:p>
              </table:table-cell>
              <table:table-cell office:value-type="float" office:value="0.07065">
                <text:p>0.07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8944815868163">
                <text:p>1.68944815868163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4346539269975">
                <text:p>2.24346539269975</text:p>
              </table:table-cell>
              <table:table-cell office:value-type="float" office:value="0.06105">
                <text:p>0.061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5239622377535">
                <text:p>3.05239622377535</text:p>
              </table:table-cell>
              <table:table-cell office:value-type="float" office:value="0.0534">
                <text:p>0.0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9256521257223">
                <text:p>4.39256521257223</text:p>
              </table:table-cell>
              <table:table-cell office:value-type="float" office:value="0.04355">
                <text:p>0.043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0319260383349">
                <text:p>7.20319260383349</text:p>
              </table:table-cell>
              <table:table-cell office:value-type="float" office:value="0.0308">
                <text:p>0.03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plot-area chart:style-name="ch2" table:cell-range-address="Cw6.F4:Cw6.F26 Cw6.H4:Cw6.H26" svg:x="1.377cm" svg:y="0.196cm" svg:width="14.181cm" svg:height="8.394cm">
          <chartooo:coordinate-region svg:x="2.139cm" svg:y="0.395cm" svg:width="13.325cm" svg:height="7.698cm"/>
          <chart:axis chart:dimension="x" chart:name="primary-x" chart:style-name="ch3">
            <chart:title svg:x="8.178cm" svg:y="8.787cm" chart:style-name="ch4">
              <text:p>R/r</text:p>
            </chart:title>
            <chart:grid chart:style-name="ch5" chart:class="major"/>
          </chart:axis>
          <chart:axis chart:dimension="y" chart:name="primary-y" chart:style-name="ch3">
            <chart:title svg:x="0.451cm" svg:y="4.841cm" chart:style-name="ch6">
              <text:p>P[W]</text:p>
            </chart:title>
            <chart:grid chart:style-name="ch5" chart:class="major"/>
          </chart:axis>
          <chart:series chart:style-name="ch7" chart:values-cell-range-address="Cw6.H4:Cw6.H26" chart:class="chart:scatter">
            <chart:domain table:cell-range-address="Cw6.F4:Cw6.F26"/>
            <chart:data-point chart:repeated="8"/>
            <chart:data-point chart:style-name="ch8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5803450015071">
                <text:p>0.0255803450015071</text:p>
                <draw:g>
                  <svg:desc>Cw6.F4:Cw6.F26</svg:desc>
                </draw:g>
              </table:table-cell>
              <table:table-cell office:value-type="float" office:value="0.0507409747785994">
                <text:p>0.0507409747785994</text:p>
                <draw:g>
                  <svg:desc>Cw6.H4:Cw6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28014118398456">
                <text:p>0.0528014118398456</text:p>
              </table:table-cell>
              <table:table-cell office:value-type="float" office:value="0.0245821389111011">
                <text:p>0.0245821389111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3363065616784">
                <text:p>0.0813363065616784</text:p>
              </table:table-cell>
              <table:table-cell office:value-type="float" office:value="0.0159580843465652">
                <text:p>0.0159580843465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1795581858439">
                <text:p>0.111795581858439</text:p>
              </table:table-cell>
              <table:table-cell office:value-type="float" office:value="0.0116102230425609">
                <text:p>0.0116102230425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3737176675135">
                <text:p>0.143737176675135</text:p>
              </table:table-cell>
              <table:table-cell office:value-type="float" office:value="0.00903017347754735">
                <text:p>0.00903017347754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7557688833991">
                <text:p>0.177557688833991</text:p>
              </table:table-cell>
              <table:table-cell office:value-type="float" office:value="0.007310140434205">
                <text:p>0.007310140434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4148969303158">
                <text:p>0.214148969303158</text:p>
              </table:table-cell>
              <table:table-cell office:value-type="float" office:value="0.00606106881939686">
                <text:p>0.00606106881939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2416505380725">
                <text:p>0.252416505380725</text:p>
              </table:table-cell>
              <table:table-cell office:value-type="float" office:value="0.00514218211915891">
                <text:p>0.00514218211915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3161795592812">
                <text:p>0.293161795592812</text:p>
              </table:table-cell>
              <table:table-cell office:value-type="float" office:value="0.00442749246341828">
                <text:p>0.00442749246341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7889631736326">
                <text:p>0.337889631736326</text:p>
              </table:table-cell>
              <table:table-cell office:value-type="float" office:value="0.00384140713013125">
                <text:p>0.0038414071301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3114859368726">
                <text:p>0.383114859368726</text:p>
              </table:table-cell>
              <table:table-cell office:value-type="float" office:value="0.00338794387325009">
                <text:p>0.00338794387325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1211530025406">
                <text:p>0.431211530025406</text:p>
              </table:table-cell>
              <table:table-cell office:value-type="float" office:value="0.00301005782584912">
                <text:p>0.00301005782584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6449370648495">
                <text:p>0.486449370648495</text:p>
              </table:table-cell>
              <table:table-cell office:value-type="float" office:value="0.00266825638774903">
                <text:p>0.00266825638774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4103819002015">
                <text:p>0.544103819002015</text:p>
              </table:table-cell>
              <table:table-cell office:value-type="float" office:value="0.00238552201844505">
                <text:p>0.00238552201844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6391214098227">
                <text:p>0.606391214098227</text:p>
              </table:table-cell>
              <table:table-cell office:value-type="float" office:value="0.00214048556504826">
                <text:p>0.002140485565048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84506125169984">
                <text:p>0.784506125169984</text:p>
              </table:table-cell>
              <table:table-cell office:value-type="float" office:value="0.00165450797502455">
                <text:p>0.00165450797502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1746540792512">
                <text:p>1.01746540792512</text:p>
              </table:table-cell>
              <table:table-cell office:value-type="float" office:value="0.00127569117381224">
                <text:p>0.00127569117381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9775444545863">
                <text:p>1.29775444545863</text:p>
              </table:table-cell>
              <table:table-cell office:value-type="float" office:value="0.00100016736223981">
                <text:p>0.00100016736223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8944815868163">
                <text:p>1.68944815868163</text:p>
              </table:table-cell>
              <table:table-cell office:value-type="float" office:value="0.000768281426026251">
                <text:p>0.0007682814260262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4346539269975">
                <text:p>2.24346539269975</text:p>
              </table:table-cell>
              <table:table-cell office:value-type="float" office:value="0.000578556569124246">
                <text:p>0.0005785565691242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5239622377535">
                <text:p>3.05239622377535</text:p>
              </table:table-cell>
              <table:table-cell office:value-type="float" office:value="0.000425230391270748">
                <text:p>0.0004252303912707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9256521257223">
                <text:p>4.39256521257223</text:p>
              </table:table-cell>
              <table:table-cell office:value-type="float" office:value="0.000295492856163943">
                <text:p>0.0002954928561639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0319260383349">
                <text:p>7.20319260383349</text:p>
              </table:table-cell>
              <table:table-cell office:value-type="float" office:value="0.000180193937873961">
                <text:p>0.0001801939378739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plot-area chart:style-name="ch2" table:cell-range-address="Cw6.F4:Cw6.F26 Cw6.I4:Cw6.I26" svg:x="1.377cm" svg:y="0.196cm" svg:width="14.181cm" svg:height="8.394cm">
          <chartooo:coordinate-region svg:x="1.954cm" svg:y="0.395cm" svg:width="13.51cm" svg:height="7.698cm"/>
          <chart:axis chart:dimension="x" chart:name="primary-x" chart:style-name="ch3">
            <chart:title svg:x="8.178cm" svg:y="8.787cm" chart:style-name="ch4">
              <text:p>R/r</text:p>
            </chart:title>
            <chart:grid chart:style-name="ch5" chart:class="major"/>
          </chart:axis>
          <chart:axis chart:dimension="y" chart:name="primary-y" chart:style-name="ch3">
            <chart:title svg:x="0.451cm" svg:y="4.55cm" chart:style-name="ch6">
              <text:p>n</text:p>
            </chart:title>
            <chart:grid chart:style-name="ch5" chart:class="major"/>
          </chart:axis>
          <chart:series chart:style-name="ch7" chart:values-cell-range-address="Cw6.I4:Cw6.I26" chart:class="chart:scatter">
            <chart:domain table:cell-range-address="Cw6.F4:Cw6.F26"/>
            <chart:data-point chart:repeated="8"/>
            <chart:data-point chart:style-name="ch8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5803450015071">
                <text:p>0.0255803450015071</text:p>
                <draw:g>
                  <svg:desc>Cw6.F4:Cw6.F26</svg:desc>
                </draw:g>
              </table:table-cell>
              <table:table-cell office:value-type="float" office:value="0.0249423120540298">
                <text:p>0.0249423120540298</text:p>
                <draw:g>
                  <svg:desc>Cw6.I4:Cw6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28014118398456">
                <text:p>0.0528014118398456</text:p>
              </table:table-cell>
              <table:table-cell office:value-type="float" office:value="0.0501532494600016">
                <text:p>0.0501532494600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3363065616784">
                <text:p>0.0813363065616784</text:p>
              </table:table-cell>
              <table:table-cell office:value-type="float" office:value="0.0752183257587117">
                <text:p>0.0752183257587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1795581858439">
                <text:p>0.111795581858439</text:p>
              </table:table-cell>
              <table:table-cell office:value-type="float" office:value="0.100554079978952">
                <text:p>0.100554079978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3737176675135">
                <text:p>0.143737176675135</text:p>
              </table:table-cell>
              <table:table-cell office:value-type="float" office:value="0.125673257463731">
                <text:p>0.125673257463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7557688833991">
                <text:p>0.177557688833991</text:p>
              </table:table-cell>
              <table:table-cell office:value-type="float" office:value="0.150784705087194">
                <text:p>0.150784705087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4148969303158">
                <text:p>0.214148969303158</text:p>
              </table:table-cell>
              <table:table-cell office:value-type="float" office:value="0.176377837248476">
                <text:p>0.176377837248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2416505380725">
                <text:p>0.252416505380725</text:p>
              </table:table-cell>
              <table:table-cell office:value-type="float" office:value="0.201543579389344">
                <text:p>0.201543579389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3161795592812">
                <text:p>0.293161795592812</text:p>
              </table:table-cell>
              <table:table-cell office:value-type="float" office:value="0.22670155938099">
                <text:p>0.22670155938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7889631736326">
                <text:p>0.337889631736326</text:p>
              </table:table-cell>
              <table:table-cell office:value-type="float" office:value="0.252554189614138">
                <text:p>0.252554189614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3114859368726">
                <text:p>0.383114859368726</text:p>
              </table:table-cell>
              <table:table-cell office:value-type="float" office:value="0.276994247277182">
                <text:p>0.276994247277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1211530025406">
                <text:p>0.431211530025406</text:p>
              </table:table-cell>
              <table:table-cell office:value-type="float" office:value="0.301291263366046">
                <text:p>0.301291263366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6449370648495">
                <text:p>0.486449370648495</text:p>
              </table:table-cell>
              <table:table-cell office:value-type="float" office:value="0.32725592963605">
                <text:p>0.32725592963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4103819002015">
                <text:p>0.544103819002015</text:p>
              </table:table-cell>
              <table:table-cell office:value-type="float" office:value="0.35237515269775">
                <text:p>0.35237515269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6391214098227">
                <text:p>0.606391214098227</text:p>
              </table:table-cell>
              <table:table-cell office:value-type="float" office:value="0.377486635121218">
                <text:p>0.3774866351212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84506125169984">
                <text:p>0.784506125169984</text:p>
              </table:table-cell>
              <table:table-cell office:value-type="float" office:value="0.439620864341531">
                <text:p>0.439620864341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1746540792512">
                <text:p>1.01746540792512</text:p>
              </table:table-cell>
              <table:table-cell office:value-type="float" office:value="0.50432855201792">
                <text:p>0.504328552017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9775444545863">
                <text:p>1.29775444545863</text:p>
              </table:table-cell>
              <table:table-cell office:value-type="float" office:value="0.564792485995864">
                <text:p>0.564792485995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8944815868163">
                <text:p>1.68944815868163</text:p>
              </table:table-cell>
              <table:table-cell office:value-type="float" office:value="0.628176510198954">
                <text:p>0.628176510198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4346539269975">
                <text:p>2.24346539269975</text:p>
              </table:table-cell>
              <table:table-cell office:value-type="float" office:value="0.691687784845568">
                <text:p>0.6916877848455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5239622377535">
                <text:p>3.05239622377535</text:p>
              </table:table-cell>
              <table:table-cell office:value-type="float" office:value="0.753232422305347">
                <text:p>0.7532324223053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9256521257223">
                <text:p>4.39256521257223</text:p>
              </table:table-cell>
              <table:table-cell office:value-type="float" office:value="0.814559498016158">
                <text:p>0.814559498016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0319260383349">
                <text:p>7.20319260383349</text:p>
              </table:table-cell>
              <table:table-cell office:value-type="float" office:value="0.878096242732045">
                <text:p>0.8780962427320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svg:stroke-width="0.053cm" svg:stroke-color="#4285f4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1.859cm" svg:y="4.36cm" style:legend-expansion="high" chart:style-name="ch2"/>
        <chart:plot-area chart:style-name="ch3" table:cell-range-address="Cw7.D8:Cw7.E11 Cw7.E6:Cw7.E7" chart:data-source-has-labels="row" svg:x="1.377cm" svg:y="0.196cm" svg:width="10.165cm" svg:height="8.394cm">
          <chartooo:coordinate-region svg:x="2.034cm" svg:y="0.396cm" svg:width="9.321cm" svg:height="7.697cm"/>
          <chart:axis chart:dimension="x" chart:name="primary-x" chart:style-name="ch4">
            <chart:title svg:x="6.064cm" svg:y="8.787cm" chart:style-name="ch5">
              <text:p>F[N]</text:p>
            </chart:title>
            <chart:grid chart:style-name="ch6" chart:class="major"/>
          </chart:axis>
          <chart:axis chart:dimension="y" chart:name="primary-y" chart:style-name="ch4">
            <chart:title svg:x="0.451cm" svg:y="4.947cm" chart:style-name="ch7">
              <text:p>x[mm]</text:p>
            </chart:title>
            <chart:grid chart:style-name="ch6" chart:class="major"/>
          </chart:axis>
          <chart:series chart:style-name="ch8" chart:values-cell-range-address="Cw7.E8:Cw7.E11" chart:label-cell-address="Cw7.E6:Cw7.E7" chart:class="chart:scatter">
            <chart:domain table:cell-range-address="Cw7.D8:Cw7.D11"/>
            <chart:regression-curve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24.5 49.1</text:p>
                <text:list>
                  <text:list-item>
                    <text:p>24.5</text:p>
                  </text:list-item>
                  <text:list-item>
                    <text:p>49.1</text:p>
                  </text:list-item>
                </text:list>
                <draw:g>
                  <svg:desc>Cw7.E6:Cw7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1">
                <text:p>9.81</text:p>
                <draw:g>
                  <svg:desc>Cw7.D8:Cw7.D11</svg:desc>
                </draw:g>
              </table:table-cell>
              <table:table-cell office:value-type="float" office:value="98.1">
                <text:p>98.1</text:p>
                <draw:g>
                  <svg:desc>Cw7.E8:Cw7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715">
                <text:p>14.71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62">
                <text:p>19.6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05">
                <text:p>49.05</text:p>
              </table:table-cell>
              <table:table-cell office:value-type="float" office:value="491">
                <text:p>4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svg:stroke-width="0.053cm" svg:stroke-color="#4285f4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column-mapping="1 0" chart:style-name="ch1">
        <chart:legend chart:legend-position="end" svg:x="11.753cm" svg:y="4.36cm" style:legend-expansion="high" chart:style-name="ch2"/>
        <chart:plot-area chart:style-name="ch3" table:cell-range-address="Cw7.S6:Cw7.S11 Cw7.Q6:Cw7.Q11" svg:x="1.377cm" svg:y="0.196cm" svg:width="10.059cm" svg:height="8.394cm">
          <chartooo:coordinate-region svg:x="1.663cm" svg:y="0.396cm" svg:width="9.494cm" svg:height="7.697cm"/>
          <chart:axis chart:dimension="x" chart:name="primary-x" chart:style-name="ch4">
            <chart:title svg:x="5.905cm" svg:y="8.787cm" chart:style-name="ch5">
              <text:p>M[kg]</text:p>
            </chart:title>
            <chart:grid chart:style-name="ch6" chart:class="major"/>
          </chart:axis>
          <chart:axis chart:dimension="y" chart:name="primary-y" chart:style-name="ch4">
            <chart:title svg:x="0.451cm" svg:y="5.158cm" chart:style-name="ch7">
              <text:p>T^2[ s^2]</text:p>
            </chart:title>
            <chart:grid chart:style-name="ch6" chart:class="major"/>
          </chart:axis>
          <chart:series chart:style-name="ch8" chart:values-cell-range-address="Cw7.Q6:Cw7.Q11" chart:class="chart:scatter">
            <chart:domain table:cell-range-address="Cw7.S6:Cw7.S11"/>
            <chart:regression-curve chart:style-name="ch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666666667">
                <text:p>0.26666666667</text:p>
                <draw:g>
                  <svg:desc>Cw7.S6:Cw7.S11</svg:desc>
                </draw:g>
              </table:table-cell>
              <table:table-cell office:value-type="float" office:value="0.703921">
                <text:p>0.703921</text:p>
                <draw:g>
                  <svg:desc>Cw7.Q6:Cw7.Q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666666667">
                <text:p>0.51666666667</text:p>
              </table:table-cell>
              <table:table-cell office:value-type="float" office:value="1.36539225">
                <text:p>1.36539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666666667">
                <text:p>1.01666666667</text:p>
              </table:table-cell>
              <table:table-cell office:value-type="float" office:value="2.6896">
                <text:p>2.6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1666666667">
                <text:p>1.51666666667</text:p>
              </table:table-cell>
              <table:table-cell office:value-type="float" office:value="4.0401">
                <text:p>4.0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1666666667">
                <text:p>2.01666666667</text:p>
              </table:table-cell>
              <table:table-cell office:value-type="float" office:value="5.317636">
                <text:p>5.317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1666666667">
                <text:p>5.01666666667</text:p>
              </table:table-cell>
              <table:table-cell office:value-type="float" office:value="13.213225">
                <text:p>13.2132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svg:stroke-width="0.053cm" svg:stroke-color="#4285f4"/>
    </style:style>
    <style:style style:name="ch10" style:family="chart">
      <style:chart-properties chart:solid-type="cuboid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column-mapping="1 0" chart:style-name="ch1">
        <chart:legend chart:legend-position="end" svg:x="11.779cm" svg:y="4.36cm" style:legend-expansion="high" chart:style-name="ch2"/>
        <chart:plot-area chart:style-name="ch3" table:cell-range-address="Cw8.D5:Cw8.E34" svg:x="1.377cm" svg:y="0.196cm" svg:width="10.085cm" svg:height="8.394cm">
          <chartooo:coordinate-region svg:x="2.139cm" svg:y="0.395cm" svg:width="9.229cm" svg:height="7.698cm"/>
          <chart:axis chart:dimension="x" chart:name="primary-x" chart:style-name="ch4">
            <chart:title svg:x="5.773cm" svg:y="8.787cm" chart:style-name="ch5">
              <text:p>UAC[V]</text:p>
            </chart:title>
            <chart:grid chart:style-name="ch6" chart:class="major"/>
          </chart:axis>
          <chart:axis chart:dimension="y" chart:name="primary-y" chart:style-name="ch4">
            <chart:title svg:x="0.451cm" svg:y="4.973cm" chart:style-name="ch7">
              <text:p>IAC[A]</text:p>
            </chart:title>
            <chart:grid chart:style-name="ch6" chart:class="major"/>
          </chart:axis>
          <chart:series chart:style-name="ch8" chart:values-cell-range-address="Cw8.D5:Cw8.D34" chart:class="chart:scatter">
            <chart:domain table:cell-range-address="Cw8.E5:Cw8.E34"/>
            <chart:regression-curve chart:style-name="ch9"/>
            <chart:data-point chart:repeated="10"/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Cw8.E5:Cw8.E34</svg:desc>
                </draw:g>
              </table:table-cell>
              <table:table-cell office:value-type="float" office:value="0.0036">
                <text:p>0.0036</text:p>
                <draw:g>
                  <svg:desc>Cw8.D5:Cw8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.0394">
                <text:p>0.0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0.0465">
                <text:p>0.0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0.0501">
                <text:p>0.0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0537">
                <text:p>0.0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0.0573">
                <text:p>0.05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0.0609">
                <text:p>0.0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0.0644">
                <text:p>0.0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0716">
                <text:p>0.07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0.0752">
                <text:p>0.07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0.0788">
                <text:p>0.0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0.0823">
                <text:p>0.0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0.0859">
                <text:p>0.08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0.0931">
                <text:p>0.09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0.0967">
                <text:p>0.0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0.1038">
                <text:p>0.10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0.1074">
                <text:p>0.10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svg:stroke-width="0.053cm" svg:stroke-color="#4285f4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column-mapping="1 0" chart:style-name="ch1">
        <chart:legend chart:legend-position="end" svg:x="11.779cm" svg:y="4.36cm" style:legend-expansion="high" chart:style-name="ch2"/>
        <chart:plot-area chart:style-name="ch3" table:cell-range-address="Cw8.B5:Cw8.C34" svg:x="1.377cm" svg:y="0.196cm" svg:width="10.085cm" svg:height="8.394cm">
          <chartooo:coordinate-region svg:x="2.139cm" svg:y="0.395cm" svg:width="9.229cm" svg:height="7.698cm"/>
          <chart:axis chart:dimension="x" chart:name="primary-x" chart:style-name="ch4">
            <chart:title svg:x="5.773cm" svg:y="8.787cm" chart:style-name="ch5">
              <text:p>UDC[V]</text:p>
            </chart:title>
            <chart:grid chart:style-name="ch6" chart:class="major"/>
          </chart:axis>
          <chart:axis chart:dimension="y" chart:name="primary-y" chart:style-name="ch4">
            <chart:title svg:x="0.451cm" svg:y="4.973cm" chart:style-name="ch7">
              <text:p>IDC[A]</text:p>
            </chart:title>
            <chart:grid chart:style-name="ch6" chart:class="major"/>
          </chart:axis>
          <chart:series chart:style-name="ch8" chart:values-cell-range-address="Cw8.B5:Cw8.B34" chart:class="chart:scatter">
            <chart:domain table:cell-range-address="Cw8.C5:Cw8.C34"/>
            <chart:regression-curve chart:style-name="ch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Cw8.C5:Cw8.C34</svg:desc>
                </draw:g>
              </table:table-cell>
              <table:table-cell office:value-type="float" office:value="0.0067">
                <text:p>0.0067</text:p>
                <draw:g>
                  <svg:desc>Cw8.B5:Cw8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0267">
                <text:p>0.0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0.0467">
                <text:p>0.0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0533">
                <text:p>0.0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0667">
                <text:p>0.0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.0733">
                <text:p>0.07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0.0867">
                <text:p>0.08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0.0933">
                <text:p>0.09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0.1133">
                <text:p>0.11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0.1267">
                <text:p>0.1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1333">
                <text:p>0.1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0.1467">
                <text:p>0.14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0.1533">
                <text:p>0.1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1667">
                <text:p>0.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0.1733">
                <text:p>0.1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0.1867">
                <text:p>0.18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0.1933">
                <text:p>0.1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svg:stroke-width="0.053cm" svg:stroke-color="#4285f4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column-mapping="1 0" chart:style-name="ch1">
        <chart:legend chart:legend-position="end" svg:x="11.779cm" svg:y="4.36cm" style:legend-expansion="high" chart:style-name="ch2"/>
        <chart:plot-area chart:style-name="ch3" table:cell-range-address="Cw9.F5:Cw9.F26 Cw9.D5:Cw9.D26" svg:x="1.377cm" svg:y="0.196cm" svg:width="10.085cm" svg:height="8.394cm">
          <chartooo:coordinate-region svg:x="2.51cm" svg:y="0.396cm" svg:width="8.621cm" svg:height="7.697cm"/>
          <chart:axis chart:dimension="x" chart:name="primary-x" chart:style-name="ch4">
            <chart:title svg:x="5.945cm" svg:y="8.787cm" chart:style-name="ch5">
              <text:p>1/n^2</text:p>
            </chart:title>
            <chart:grid chart:style-name="ch6" chart:class="major"/>
          </chart:axis>
          <chart:axis chart:dimension="y" chart:name="primary-y" chart:style-name="ch4">
            <chart:title svg:x="0.451cm" svg:y="5.648cm" chart:style-name="ch7">
              <text:p>1/lambda[1/nm]</text:p>
            </chart:title>
            <chart:grid chart:style-name="ch6" chart:class="major"/>
          </chart:axis>
          <chart:series chart:style-name="ch8" chart:values-cell-range-address="Cw9.D5:Cw9.D26" chart:class="chart:scatter">
            <chart:domain table:cell-range-address="Cw9.F5:Cw9.F26"/>
            <chart:regression-curve chart:style-name="ch9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Cw9.F5:Cw9.F26</svg:desc>
                </draw:g>
              </table:table-cell>
              <table:table-cell office:value-type="float" office:value="0.00257201646090535">
                <text:p>0.00257201646090535</text:p>
                <draw:g>
                  <svg:desc>Cw9.D5:Cw9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0248385494287134">
                <text:p>0.00248385494287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0223613595706619">
                <text:p>0.00223613595706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00212179079142796">
                <text:p>0.00212179079142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25">
                <text:p>0.0625</text:p>
              </table:table-cell>
              <table:table-cell office:value-type="float" office:value="0.00203210729526519">
                <text:p>0.00203210729526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5">
                <text:p>0.0625</text:p>
              </table:table-cell>
              <table:table-cell office:value-type="float" office:value="0.00199362041467305">
                <text:p>0.00199362041467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170183798502383">
                <text:p>0.00170183798502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149745432764301">
                <text:p>0.00149745432764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141542816702052">
                <text:p>0.00141542816702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137343771459964">
                <text:p>0.00137343771459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